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Line_20_Style_20_9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8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9" style:family="graphic" style:parent-style-name="standard">
      <style:graphic-properties draw:stroke="none" svg:stroke-width="0.035cm" draw:stroke-linejoin="miter" draw:fill="solid" draw:fill-color="#000000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dash" draw:stroke-dash="_33__20_Dashes_20_3_20_Dots_20__28_var_29_" svg:stroke-color="#000000" draw:fill="solid" draw:fill-color="#ffffff" draw:textarea-horizontal-align="justify" draw:textarea-vertical-align="middle" draw:auto-grow-height="false" fo:min-height="1.032cm" fo:min-width="3.818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47cm" fo:min-width="5.57cm"/>
    </style:style>
    <style:style style:name="gr13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draw:stroke="none" svg:stroke-width="0.035cm" draw:stroke-linejoin="miter" draw:fill="solid" draw:fill-color="#ffffff"/>
    </style:style>
    <style:style style:name="gr15" style:family="graphic" style:parent-style-name="objectwithoutfill">
      <style:graphic-properties draw:stroke="dash" draw:stroke-dash="Line_20_Style_20_9" svg:stroke-width="0.053cm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dash" draw:stroke-dash="Line_20_Style_20_9" draw:fill-color="#ffffff" draw:textarea-horizontal-align="justify" draw:textarea-vertical-align="middle" draw:auto-grow-height="false" fo:min-height="1.02cm" fo:min-width="12.2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line draw:style-name="gr1" draw:layer="layout" svg:x1="1.778cm" svg:y1="1.016cm" svg:x2="1.872cm" svg:y2="20.12cm">
          <text:p/>
        </draw:line>
        <draw:line draw:style-name="gr1" draw:layer="layout" svg:x1="17.526cm" svg:y1="1.016cm" svg:x2="17.472cm" svg:y2="20.32cm">
          <text:p/>
        </draw:line>
        <draw:line draw:style-name="gr1" draw:layer="layout" svg:x1="25.4cm" svg:y1="1.016cm" svg:x2="25.4cm" svg:y2="20.32cm">
          <text:p/>
        </draw:line>
        <draw:frame draw:style-name="gr2" draw:text-style-name="P1" draw:layer="layout" svg:width="1.778cm" svg:height="0.962cm" svg:x="1.016cm" svg:y="0.054cm">
          <draw:text-box>
            <text:p text:style-name="P1">UE </text:p>
          </draw:text-box>
        </draw:frame>
        <draw:frame draw:style-name="gr3" draw:text-style-name="P1" draw:layer="layout" svg:width="2.022cm" svg:height="1.673cm" svg:x="16.51cm" svg:y="0.105cm">
          <draw:text-box>
            <text:p text:style-name="P1">SN</text:p>
            <text:p text:style-name="P1"/>
          </draw:text-box>
        </draw:frame>
        <draw:frame draw:style-name="gr4" draw:text-style-name="P1" draw:layer="layout" svg:width="1.422cm" svg:height="0.962cm" svg:x="24.646cm" svg:y="0.182cm">
          <draw:text-box>
            <text:p text:style-name="P1">HN</text:p>
          </draw:text-box>
        </draw:frame>
        <draw:line draw:style-name="gr5" draw:layer="layout" svg:x1="9.83cm" svg:y1="9.394cm" svg:x2="1.872cm" svg:y2="9.398cm">
          <text:p/>
        </draw:line>
        <draw:line draw:style-name="gr6" draw:layer="layout" svg:x1="1.016cm" svg:y1="8.282cm" svg:x2="26.924cm" svg:y2="8.268cm">
          <text:p/>
        </draw:line>
        <draw:line draw:style-name="gr1" draw:layer="layout" svg:x1="9.84cm" svg:y1="1.016cm" svg:x2="9.84cm" svg:y2="20.32cm">
          <text:p/>
        </draw:line>
        <draw:frame draw:style-name="gr7" draw:text-style-name="P1" draw:layer="layout" svg:width="2.032cm" svg:height="1.673cm" svg:x="8.89cm" svg:y="0.154cm">
          <draw:text-box draw:corner-radius="2.286cm">
            <text:p text:style-name="P1">RAN</text:p>
            <text:p text:style-name="P1"/>
          </draw:text-box>
        </draw:frame>
        <draw:g>
          <svg:title>TexMaths</svg:title>
          <svg:desc>12§latex§$snid$§svg§600§TRUE§</svg:desc>
          <draw:polygon draw:style-name="gr8" draw:layer="layout" svg:width="0.816cm" svg:height="0.293cm" svg:x="5.675cm" svg:y="8.902cm" svg:viewBox="0 0 817 294" draw:points="408,294 0,294 0,0 817,0 817,294">
            <text:p/>
          </draw:polygon>
          <draw:path draw:style-name="gr9" draw:layer="layout" svg:width="0.155cm" svg:height="0.191cm" svg:x="5.697cm" svg:y="9.009cm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
            <text:p/>
          </draw:path>
          <draw:path draw:style-name="gr9" draw:layer="layout" svg:width="0.228cm" svg:height="0.191cm" svg:x="5.885cm" svg:y="9.009cm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
            <text:p/>
          </draw:path>
          <draw:path draw:style-name="gr9" draw:layer="layout" svg:width="0.112cm" svg:height="0.284cm" svg:x="6.138cm" svg:y="8.916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9" draw:layer="layout" svg:width="0.201cm" svg:height="0.298cm" svg:x="6.288cm" svg:y="8.902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
            <text:p/>
          </draw:path>
        </draw:g>
        <draw:g>
          <svg:title>TexMaths</svg:title>
          <svg:desc>12§latex§$E(IMSI||salt,e_{scnid}),kid$§svg§600§TRUE§</svg:desc>
          <draw:polygon draw:style-name="gr8" draw:layer="layout" svg:width="4.783cm" svg:height="0.421cm" svg:x="3.976cm" svg:y="18.381cm" svg:viewBox="0 0 4784 422" draw:points="2393,422 0,422 0,0 4784,0 4784,422">
            <text:p/>
          </draw:polygon>
          <draw:path draw:style-name="gr9" draw:layer="layout" svg:width="0.306cm" svg:height="0.287cm" svg:x="3.992cm" svg:y="18.411cm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9" draw:layer="layout" svg:width="0.099cm" svg:height="0.421cm" svg:x="4.353cm" svg:y="18.381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9" draw:layer="layout" svg:width="0.196cm" svg:height="0.288cm" svg:x="4.49cm" svg:y="18.4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9" draw:layer="layout" svg:width="0.423cm" svg:height="0.288cm" svg:x="4.712cm" svg:y="18.41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9" draw:layer="layout" svg:width="0.25cm" svg:height="0.307cm" svg:x="5.171cm" svg:y="18.4cm" svg:viewBox="0 0 251 308" svg:d="M251 5c0-3 0-5-4-5-2 0-3 0-8 6l-21 24c-10-19-32-30-60-30-54 0-105 49-105 100 0 34 23 53 44 59l46 12c15 4 39 11 39 46 0 37-34 78-76 78-28 0-75-10-75-62 0-10 3-21 3-23 1-1 1-3 1-3 0-4-4-4-5-4-2 0-4 0-5 1s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9" draw:layer="layout" svg:width="0.196cm" svg:height="0.288cm" svg:x="5.446cm" svg:y="18.4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9" draw:layer="layout" svg:width="0.017cm" svg:height="0.421cm" svg:x="5.7cm" svg:y="18.381cm" svg:viewBox="0 0 18 422" svg:d="M18 16c0-9 0-16-8-16-10 0-10 7-10 16v392c0 7 0 14 10 14 8 0 8-7 8-14z">
            <text:p/>
          </draw:path>
          <draw:path draw:style-name="gr9" draw:layer="layout" svg:width="0.017cm" svg:height="0.421cm" svg:x="5.818cm" svg:y="18.381cm" svg:viewBox="0 0 18 422" svg:d="M18 16c0-9 0-16-8-16-10 0-10 7-10 16v392c0 7 0 14 10 14 8 0 8-7 8-14z">
            <text:p/>
          </draw:path>
          <draw:path draw:style-name="gr9" draw:layer="layout" svg:width="0.155cm" svg:height="0.191cm" svg:x="5.907cm" svg:y="18.51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9" draw:layer="layout" svg:width="0.193cm" svg:height="0.191cm" svg:x="6.1cm" svg:y="18.51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9" draw:layer="layout" svg:width="0.09cm" svg:height="0.298cm" svg:x="6.324cm" svg:y="18.405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9" draw:layer="layout" svg:width="0.13cm" svg:height="0.269cm" svg:x="6.449cm" svg:y="18.434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9" draw:layer="layout" svg:width="0.049cm" svg:height="0.126cm" svg:x="6.628cm" svg:y="18.652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62cm" svg:height="0.191cm" svg:x="6.798cm" svg:y="18.51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9" draw:layer="layout" svg:width="0.118cm" svg:height="0.133cm" svg:x="6.996cm" svg:y="18.63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9" draw:layer="layout" svg:width="0.129cm" svg:height="0.133cm" svg:x="7.153cm" svg:y="18.63cm" svg:viewBox="0 0 130 134" svg:d="M112 17c-11 2-15 11-15 17 0 8 6 10 11 10 7 0 18-3 18-18 0-20-24-26-40-26-44 0-86 41-86 83 0 25 18 51 55 51 51 0 75-30 75-33s-4-5-6-5-3 0-5 2c-23 28-58 28-64 28-20 0-30-15-30-34 0-8 4-40 19-61 11-14 27-23 42-23 4 0 18 0 26 9z">
            <text:p/>
          </draw:path>
          <draw:path draw:style-name="gr9" draw:layer="layout" svg:width="0.18cm" svg:height="0.133cm" svg:x="7.3cm" svg:y="18.63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7.507cm" svg:y="18.564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9" draw:layer="layout" svg:width="0.151cm" svg:height="0.208cm" svg:x="7.631cm" svg:y="18.556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  <draw:path draw:style-name="gr9" draw:layer="layout" svg:width="0.099cm" svg:height="0.421cm" svg:x="7.834cm" svg:y="18.381cm" svg:viewBox="0 0 100 422" svg:d="M100 211c0-32-5-84-29-132-25-51-63-79-66-79-4 0-5 1-5 5 0 1 0 1 8 9 42 42 66 109 66 197 0 73-15 147-68 200-6 5-6 6-6 7 0 3 1 4 5 4 3 0 42-29 67-82 22-46 28-93 28-129z">
            <text:p/>
          </draw:path>
          <draw:path draw:style-name="gr9" draw:layer="layout" svg:width="0.049cm" svg:height="0.126cm" svg:x="8.01cm" svg:y="18.652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91cm" svg:height="0.298cm" svg:x="8.184cm" svg:y="18.405cm" svg:viewBox="0 0 192 299" svg:d="M98 5c0 0 0-5-6-5-9 0-39 4-51 5-4 0-7 0-7 8 0 5 3 5 9 5 21 0 22 2 22 7l-1 9-63 243c-1 6-1 7-1 10 0 9 8 12 12 12 6 0 12-4 14-10 3-4 22-82 24-92 15 1 50 8 50 36 0 3 0 4-2 8-1 6-1 11-1 16 0 25 17 42 39 42 13 0 24-8 33-23 11-18 16-42 16-43 0-4-4-4-5-4-5 0-5 1-6 7-8 31-19 53-37 53-9 0-13-5-13-20 0-8 1-17 2-23 2-7 2-10 2-13 0-28-26-40-63-45 13-8 27-21 37-31 20-23 40-41 60-41 4 0 4 0 5 0 5 1 5 1 8 4 1 0 1 1 1 1-19 1-24 18-24 23 0 7 5 15 17 15 11 0 23-9 23-26 0-12-10-26-29-26-12 0-31 3-61 37-14 15-31 33-48 39z">
            <text:p/>
          </draw:path>
          <draw:path draw:style-name="gr9" draw:layer="layout" svg:width="0.112cm" svg:height="0.283cm" svg:x="8.406cm" svg:y="18.418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9" draw:layer="layout" svg:width="0.201cm" svg:height="0.298cm" svg:x="8.556cm" svg:y="18.405cm" svg:viewBox="0 0 202 299" svg:d="M202 5c0 0 0-5-5-5-7 0-47 4-54 5-4 0-6 2-6 8 0 5 3 5 9 5 21 0 22 2 22 7l-1 9-25 100c-9-17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7 0 3 0 5-2 8z">
            <text:p/>
          </draw:path>
        </draw:g>
        <draw:line draw:style-name="gr5" draw:layer="layout" svg:x1="1.872cm" svg:y1="18.94cm" svg:x2="9.846cm" svg:y2="18.94cm">
          <text:p/>
        </draw:line>
        <draw:line draw:style-name="gr10" draw:layer="layout" svg:x1="28cm" svg:y1="-2.54cm" svg:x2="0cm" svg:y2="-2.54cm">
          <text:p/>
        </draw:line>
        <draw:custom-shape draw:style-name="gr11" draw:text-style-name="P1" draw:layer="layout" svg:width="5.002cm" svg:height="1.282cm" svg:x="1.348cm" svg:y="16.6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if the UE has a \\
public key of the SCN
§svg§600§TRUE§</svg:desc>
          <draw:polygon draw:style-name="gr8" draw:layer="layout" svg:width="4.089cm" svg:height="0.881cm" svg:x="1.389cm" svg:y="16.865cm" svg:viewBox="0 0 4090 882" draw:points="2045,882 0,882 0,0 4090,0 4090,882">
            <text:p/>
          </draw:polygon>
          <draw:path draw:style-name="gr9" draw:layer="layout" svg:width="0.09cm" svg:height="0.282cm" svg:x="2.036cm" svg:y="16.876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37cm" svg:height="0.298cm" svg:x="2.152cm" svg:y="16.86cm" svg:viewBox="0 0 138 299" svg:d="M60 116v-49c0-37 20-57 40-57 1 0 7 0 14 2-6 2-13 7-13 18 0 10 7 18 18 18 13 0 19-8 19-18 0-16-16-30-38-30-30 0-66 23-66 67v49h-34v14h34v137c0 19-5 19-34 19v13c17-1 37-1 49-1 17 0 37 0 54 1v-13h-9c-32 0-33-5-33-21v-135h49v-14z">
            <text:p/>
          </draw:path>
          <draw:path draw:style-name="gr9" draw:layer="layout" svg:width="0.132cm" svg:height="0.264cm" svg:x="2.416cm" svg:y="16.898cm" svg:viewBox="0 0 133 265" svg:d="M66 91h60v-13h-60v-78h-11c-1 35-13 80-55 82v9h36v117c0 53 40 57 55 57 30 0 42-30 42-57v-24h-11v24c0 31-12 47-28 47-28 0-28-39-28-46z">
            <text:p/>
          </draw:path>
          <draw:path draw:style-name="gr9" draw:layer="layout" svg:width="0.213cm" svg:height="0.293cm" svg:x="2.586cm" svg:y="16.865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63cm" svg:height="0.193cm" svg:x="2.818cm" svg:y="16.969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88cm" svg:height="0.298cm" svg:x="3.148cm" svg:y="16.87cm" svg:viewBox="0 0 289 299" svg:d="M233 192c0 60-41 94-82 94-20 0-69-11-69-92v-160c0-16 0-21 33-21h10v-13c-15 1-46 1-63 1-15 0-48 0-62-1v13h10c33 0 33 5 33 21v159c0 59 49 106 107 106 49 0 88-40 95-88 1-8 1-13 1-30v-135c0-14 0-33 43-33v-13c-15 0-36 1-50 1-15 0-35-1-51-1v13c45 0 45 21 45 31z">
            <text:p/>
          </draw:path>
          <draw:path draw:style-name="gr9" draw:layer="layout" svg:width="0.262cm" svg:height="0.287cm" svg:x="3.465cm" svg:y="16.871cm" svg:viewBox="0 0 263 288" svg:d="M43 255c0 15 0 20-33 20h-10v13h245l18-109h-11c-11 65-20 96-94 96h-56c-20 0-20-2-20-17v-113h38c41 0 46 13 46 49h10v-112h-10c0 37-5 50-46 50h-38v-102c0-14 0-17 20-17h55c65 0 76 23 83 82h11l-12-95h-239v13h10c33 0 33 5 33 21z">
            <text:p/>
          </draw:path>
          <draw:path draw:style-name="gr9" draw:layer="layout" svg:width="0.213cm" svg:height="0.293cm" svg:x="3.892cm" svg:y="16.865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91cm" svg:height="0.193cm" svg:x="4.131cm" svg:y="16.969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138cm" svg:height="0.193cm" svg:x="4.338cm" svg:y="16.969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191cm" svg:height="0.193cm" svg:x="4.649cm" svg:y="16.969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208cm" svg:height="0.269cm" svg:x="1.401cm" svg:y="17.477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9" draw:layer="layout" svg:width="0.213cm" svg:height="0.191cm" svg:x="1.637cm" svg:y="17.477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9" draw:layer="layout" svg:width="0.208cm" svg:height="0.298cm" svg:x="1.869cm" svg:y="17.371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8-6-10-6-17z">
            <text:p/>
          </draw:path>
          <draw:path draw:style-name="gr9" draw:layer="layout" svg:width="0.094cm" svg:height="0.293cm" svg:x="2.105cm" svg:y="17.371cm" svg:viewBox="0 0 95 294" svg:d="M61 0l-61 5v13c30 0 34 2 34 24v220c0 19-5 19-34 19v13c14 0 37-1 48-1 10 0 31 1 47 1v-13c-29 0-34 0-34-19z">
            <text:p/>
          </draw:path>
          <draw:path draw:style-name="gr9" draw:layer="layout" svg:width="0.09cm" svg:height="0.282cm" svg:x="2.223cm" svg:y="17.382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61cm" svg:height="0.193cm" svg:x="2.341cm" svg:y="17.475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9" draw:layer="layout" svg:width="0.204cm" svg:height="0.293cm" svg:x="2.666cm" svg:y="17.371cm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
            <text:p/>
          </draw:path>
          <draw:path draw:style-name="gr9" draw:layer="layout" svg:width="0.163cm" svg:height="0.193cm" svg:x="2.877cm" svg:y="17.475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07cm" svg:height="0.269cm" svg:x="3.061cm" svg:y="17.482cm" svg:viewBox="0 0 208 270" svg:d="M168 41c11-28 32-28 40-28v-13c-10 1-23 1-33 1-7 0-27-1-36-1v13c13 0 19 7 19 18 0 5 0 5-2 11l-43 103-47-114c-1-3-2-5-2-7 0-11 15-11 24-11v-13c-11 0-40 1-47 1-11 0-28 0-41-1v13c20 0 29 0 35 15l63 154c-2 6-8 20-10 26-10 23-22 53-48 53-3 0-12 0-21-9 13-1 17-11 17-17 0-12-8-18-18-18-8 0-18 5-18 18 0 20 18 35 40 35 26 0 43-25 54-49z">
            <text:p/>
          </draw:path>
          <draw:path draw:style-name="gr9" draw:layer="layout" svg:width="0.187cm" svg:height="0.193cm" svg:x="3.428cm" svg:y="17.475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137cm" svg:height="0.298cm" svg:x="3.64cm" svg:y="17.367cm" svg:viewBox="0 0 138 299" svg:d="M60 116v-49c0-37 20-57 40-57 1 0 7 0 14 2-6 2-13 7-13 18 0 10 7 18 18 18 13 0 19-8 19-18 0-16-16-30-38-30-30 0-66 23-66 67v49h-34v14h34v137c0 19-5 19-34 19v13c17-1 37-1 49-1 17 0 37 0 54 1v-13h-9c-32 0-33-5-33-21v-135h49v-14z">
            <text:p/>
          </draw:path>
          <draw:path draw:style-name="gr9" draw:layer="layout" svg:width="0.132cm" svg:height="0.264cm" svg:x="3.904cm" svg:y="17.405cm" svg:viewBox="0 0 133 265" svg:d="M66 91h60v-13h-60v-78h-11c-1 35-13 80-55 82v9h36v117c0 53 40 57 55 57 30 0 42-30 42-57v-24h-11v24c0 31-12 47-28 47-28 0-28-39-28-46z">
            <text:p/>
          </draw:path>
          <draw:path draw:style-name="gr9" draw:layer="layout" svg:width="0.213cm" svg:height="0.293cm" svg:x="4.074cm" svg:y="17.371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63cm" svg:height="0.193cm" svg:x="4.306cm" svg:y="17.475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87cm" svg:height="0.308cm" svg:x="4.646cm" svg:y="17.367cm" svg:viewBox="0 0 188 309" svg:d="M125 134l-55-13c-27-6-42-29-42-54 0-30 22-55 55-55 71 0 80 70 83 89 1 2 1 5 6 5 4 0 4-3 4-11v-85c0-8 0-10-4-10-3 0-4 0-6 6l-15 24c-13-13-31-30-68-30-47 0-83 37-83 82 0 36 23 66 55 78 5 1 27 7 57 14 12 2 24 6 36 22 9 10 13 24 13 38 0 30-22 61-57 61-13 0-44-2-67-22-25-24-26-51-26-67-1-3-4-3-5-3-6 0-6 2-6 9v86c0 7 0 11 5 11 2 0 3-2 6-6 0 0 1-2 15-24 14 14 41 30 78 30 50 0 84-42 84-89 0-42-28-77-63-86z">
            <text:p/>
          </draw:path>
          <draw:path draw:style-name="gr9" draw:layer="layout" svg:width="0.257cm" svg:height="0.308cm" svg:x="4.88cm" svg:y="17.367cm" svg:viewBox="0 0 258 309" svg:d="M0 154c0 87 68 155 148 155 68 0 110-60 110-109 0-4 0-7-6-7-4 0-4 3-5 6-3 62-48 96-95 96-25 0-109-14-109-141 0-126 83-141 109-141 46 0 84 39 93 101 0 5 0 7 6 7 7 0 7-2 7-11v-100c0-8 0-10-5-10-1 0-3 0-6 5l-21 31c-16-14-38-36-78-36-80 0-148 67-148 154z">
            <text:p/>
          </draw:path>
          <draw:path draw:style-name="gr9" draw:layer="layout" svg:width="0.288cm" svg:height="0.288cm" svg:x="5.175cm" svg:y="17.376cm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
            <text:p/>
          </draw:path>
        </draw:g>
        <draw:custom-shape draw:style-name="gr12" draw:text-style-name="P1" draw:layer="layout" svg:width="5.334cm" svg:height="0.832cm" svg:x="14.886cm" svg:y="4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generate $(e_{snid},d_{snid}),kid$§svg§600§TRUE§</svg:desc>
          <draw:polygon draw:style-name="gr8" draw:layer="layout" svg:width="4.773cm" svg:height="0.421cm" svg:x="15.099cm" svg:y="4.43cm" svg:viewBox="0 0 4774 422" draw:points="2387,422 0,422 0,0 4774,0 4774,422">
            <text:p/>
          </draw:polygon>
          <draw:path draw:style-name="gr9" draw:layer="layout" svg:width="0.193cm" svg:height="0.278cm" svg:x="15.111cm" svg:y="4.555cm" svg:viewBox="0 0 194 279" svg:d="M83 119c-37 0-37-42-37-52 0-12 0-25 6-36 3-5 13-17 31-17 36 0 36 42 36 52 0 12 0 25-6 36-4 5-13 17-30 17zM34 135c0-1 0-12 7-20 15 12 33 13 42 13 38 0 68-28 68-61 0-15-7-31-18-41 16-14 31-16 39-16 1 0 3 0 4 0-4 2-7 6-7 12 0 7 6 12 12 12 5 0 13-4 13-14 0-7-6-20-21-20-9 0-28 2-46 20-18-14-36-15-44-15-40 0-70 29-70 61 0 19 10 35 21 44-6 6-14 21-14 35 0 13 6 29 20 37-27 7-40 27-40 43 0 30 42 54 94 54 50 0 94-21 94-55 0-14-6-36-27-48-23-12-48-12-73-12-11 0-29 0-33 0-13-2-21-15-21-29zM95 269c-43 0-73-22-73-44 0-19 16-36 34-37h26c37 0 84 0 84 37 0 23-30 44-71 44z">
            <text:p/>
          </draw:path>
          <draw:path draw:style-name="gr9" draw:layer="layout" svg:width="0.163cm" svg:height="0.193cm" svg:x="15.322cm" svg:y="4.557cm" svg:viewBox="0 0 164 194" svg:d="M36 83c2-63 38-73 53-73 43 0 48 57 48 73zM35 92h119c9 0 10 0 10-9 0-42-22-83-75-83-49 0-89 43-89 97 0 56 44 97 94 97 51 0 70-47 70-55 0-4-3-5-6-5s-3 3-4 6c-16 43-53 43-58 43-22 0-38-12-48-27-13-21-13-49-13-64z">
            <text:p/>
          </draw:path>
          <draw:path draw:style-name="gr9" draw:layer="layout" svg:width="0.213cm" svg:height="0.186cm" svg:x="15.511cm" svg:y="4.55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9" draw:layer="layout" svg:width="0.163cm" svg:height="0.193cm" svg:x="15.743cm" svg:y="4.557cm" svg:viewBox="0 0 164 194" svg:d="M36 83c2-63 38-73 53-73 43 0 48 57 48 73zM35 92h119c9 0 10 0 10-9 0-42-22-83-75-83-49 0-89 43-89 97 0 56 44 97 94 97 51 0 70-47 70-55 0-4-3-5-6-5s-3 3-4 6c-16 43-53 43-58 43-22 0-38-12-48-27-13-21-13-49-13-64z">
            <text:p/>
          </draw:path>
          <draw:path draw:style-name="gr9" draw:layer="layout" svg:width="0.142cm" svg:height="0.186cm" svg:x="15.931cm" svg:y="4.559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9" draw:layer="layout" svg:width="0.191cm" svg:height="0.193cm" svg:x="16.102cm" svg:y="4.557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
            <text:p/>
          </draw:path>
          <draw:path draw:style-name="gr9" draw:layer="layout" svg:width="0.132cm" svg:height="0.264cm" svg:x="16.303cm" svg:y="4.486cm" svg:viewBox="0 0 133 265" svg:d="M66 91h60v-13h-60v-78h-11c-1 35-13 80-55 82v9h36v116c0 53 40 58 55 58 30 0 42-30 42-58v-24h-11v24c0 32-12 47-28 47-28 0-28-38-28-45z">
            <text:p/>
          </draw:path>
          <draw:path draw:style-name="gr9" draw:layer="layout" svg:width="0.163cm" svg:height="0.193cm" svg:x="16.471cm" svg:y="4.557cm" svg:viewBox="0 0 164 194" svg:d="M36 83c2-63 38-73 53-73 43 0 48 57 48 73zM35 92h119c9 0 10 0 10-9 0-42-22-83-75-83-49 0-89 43-89 97 0 56 44 97 94 97 51 0 70-47 70-55 0-4-3-5-6-5s-3 3-4 6c-16 43-53 43-58 43-22 0-38-12-48-27-13-21-13-49-13-64z">
            <text:p/>
          </draw:path>
          <draw:path draw:style-name="gr9" draw:layer="layout" svg:width="0.099cm" svg:height="0.421cm" svg:x="16.83cm" svg:y="4.43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9" draw:layer="layout" svg:width="0.162cm" svg:height="0.191cm" svg:x="16.971cm" svg:y="4.559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9" draw:layer="layout" svg:width="0.118cm" svg:height="0.133cm" svg:x="17.169cm" svg:y="4.679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9" draw:layer="layout" svg:width="0.18cm" svg:height="0.133cm" svg:x="17.32cm" svg:y="4.679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17.529cm" svg:y="4.613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9" draw:layer="layout" svg:width="0.151cm" svg:height="0.208cm" svg:x="17.653cm" svg:y="4.605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  <draw:path draw:style-name="gr9" draw:layer="layout" svg:width="0.049cm" svg:height="0.126cm" svg:x="17.868cm" svg:y="4.701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201cm" svg:height="0.298cm" svg:x="18.036cm" svg:y="4.454cm" svg:viewBox="0 0 202 299" svg:d="M202 5c0 0 0-5-5-5-7 0-47 4-54 5-4 0-6 2-6 8 0 5 3 5 9 5 21 0 22 2 22 7l-1 9-25 100c-9-17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7 0 3 0 5-2 8z">
            <text:p/>
          </draw:path>
          <draw:path draw:style-name="gr9" draw:layer="layout" svg:width="0.118cm" svg:height="0.133cm" svg:x="18.259cm" svg:y="4.679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9" draw:layer="layout" svg:width="0.18cm" svg:height="0.133cm" svg:x="18.411cm" svg:y="4.679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18.62cm" svg:y="4.613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9" draw:layer="layout" svg:width="0.151cm" svg:height="0.208cm" svg:x="18.744cm" svg:y="4.605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  <draw:path draw:style-name="gr9" draw:layer="layout" svg:width="0.099cm" svg:height="0.421cm" svg:x="18.947cm" svg:y="4.43cm" svg:viewBox="0 0 100 422" svg:d="M100 211c0-32-5-84-29-132-25-51-63-79-66-79-4 0-5 1-5 5 0 1 0 1 8 9 42 42 66 109 66 197 0 73-15 147-68 200-6 5-6 6-6 7 0 3 1 4 5 4 3 0 42-29 67-82 22-46 28-93 28-129z">
            <text:p/>
          </draw:path>
          <draw:path draw:style-name="gr9" draw:layer="layout" svg:width="0.049cm" svg:height="0.126cm" svg:x="19.123cm" svg:y="4.701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91cm" svg:height="0.298cm" svg:x="19.297cm" svg:y="4.454cm" svg:viewBox="0 0 192 299" svg:d="M98 5c0 0 0-5-6-5-9 0-39 4-51 5-4 0-7 0-7 8 0 5 3 5 9 5 21 0 22 2 22 7l-1 9-63 243c-1 6-1 7-1 10 0 9 8 12 12 12 6 0 12-4 14-10 3-4 22-82 24-92 15 1 50 8 50 36 0 3 0 4-2 8-1 6-1 11-1 16 0 25 17 42 39 42 13 0 24-8 33-23 11-18 16-42 16-43 0-4-4-4-5-4-5 0-5 1-6 7-8 31-19 53-37 53-9 0-13-5-13-20 0-8 1-17 2-23 2-7 2-10 2-13 0-28-26-40-63-45 13-8 27-21 37-31 20-23 40-41 60-41 4 0 4 0 5 0 5 1 5 1 8 4 1 0 1 1 1 1-19 1-24 18-24 23 0 7 5 15 17 15 11 0 23-9 23-26 0-12-10-26-29-26-12 0-31 3-61 37-14 15-31 33-48 39z">
            <text:p/>
          </draw:path>
          <draw:path draw:style-name="gr9" draw:layer="layout" svg:width="0.112cm" svg:height="0.283cm" svg:x="19.519cm" svg:y="4.467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9" draw:layer="layout" svg:width="0.201cm" svg:height="0.298cm" svg:x="19.669cm" svg:y="4.454cm" svg:viewBox="0 0 202 299" svg:d="M202 5c0 0 0-5-5-5-7 0-47 4-54 5-4 0-6 2-6 8 0 5 3 5 9 5 21 0 22 2 22 7l-1 9-25 100c-9-17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7 0 3 0 5-2 8z">
            <text:p/>
          </draw:path>
        </draw:g>
        <draw:custom-shape draw:style-name="gr12" draw:text-style-name="P1" draw:layer="layout" svg:width="6.35cm" svg:height="1.763cm" svg:x="20.574cm" svg:y="12.8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extracts all the $e_{scnid},kid$\\
having timestamp greater than\\
received timestamp§svg§600§TRUE§</svg:desc>
          <draw:polygon draw:style-name="gr8" draw:layer="layout" svg:width="5.722cm" svg:height="1.387cm" svg:x="20.834cm" svg:y="12.996cm" svg:viewBox="0 0 5723 1388" draw:points="2862,1388 0,1388 0,0 5723,0 5723,1388">
            <text:p/>
          </draw:polygon>
          <draw:path draw:style-name="gr9" draw:layer="layout" svg:width="0.163cm" svg:height="0.193cm" svg:x="21.478cm" svg:y="13.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13cm" svg:height="0.181cm" svg:x="21.66cm" svg:y="13.108cm" svg:viewBox="0 0 214 182" svg:d="M116 83c14-16 29-36 40-48 13-15 30-22 50-22v-13c-10 1-24 1-34 1-14 0-36-1-41-1v13c8 1 12 6 12 13 0 8-4 12-6 15l-27 33-33-43c-4-3-4-5-4-7 0-6 6-11 16-11v-13c-12 0-40 1-47 1-8 0-29 0-40-1v13c30 0 30 0 50 27l42 54-40 50c-20 25-46 26-54 26v12c11 0 24-1 35-1 13 0 30 1 41 1v-12c-10-2-12-7-12-13 0-9 12-24 37-54l32 42c4 5 10 12 10 15s-4 9-16 10v12c13 0 36-1 46-1 12 0 29 1 41 1v-12c-23 0-30-1-40-13z">
            <text:p/>
          </draw:path>
          <draw:path draw:style-name="gr9" draw:layer="layout" svg:width="0.132cm" svg:height="0.264cm" svg:x="21.885cm" svg:y="13.03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42cm" svg:height="0.186cm" svg:x="22.052cm" svg:y="13.103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9" draw:layer="layout" svg:width="0.191cm" svg:height="0.193cm" svg:x="22.224cm" svg:y="13.1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161cm" svg:height="0.193cm" svg:x="22.431cm" svg:y="13.1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9" draw:layer="layout" svg:width="0.132cm" svg:height="0.264cm" svg:x="22.612cm" svg:y="13.03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38cm" svg:height="0.193cm" svg:x="22.782cm" svg:y="13.1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191cm" svg:height="0.193cm" svg:x="23.092cm" svg:y="13.1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094cm" svg:height="0.293cm" svg:x="23.3cm" svg:y="12.996cm" svg:viewBox="0 0 95 294" svg:d="M61 0l-61 5v13c30 0 34 2 34 24v220c0 19-5 19-34 19v13c14 0 37-1 48-1 10 0 31 1 47 1v-13c-29 0-34 0-34-19z">
            <text:p/>
          </draw:path>
          <draw:path draw:style-name="gr9" draw:layer="layout" svg:width="0.094cm" svg:height="0.293cm" svg:x="23.418cm" svg:y="12.996cm" svg:viewBox="0 0 95 294" svg:d="M61 0l-61 5v13c30 0 34 2 34 24v220c0 19-5 19-34 19v13c14 0 37-1 48-1 10 0 31 1 47 1v-13c-29 0-34 0-34-19z">
            <text:p/>
          </draw:path>
          <draw:path draw:style-name="gr9" draw:layer="layout" svg:width="0.132cm" svg:height="0.264cm" svg:x="23.668cm" svg:y="13.03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213cm" svg:height="0.293cm" svg:x="23.839cm" svg:y="12.996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63cm" svg:height="0.193cm" svg:x="24.072cm" svg:y="13.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62cm" svg:height="0.191cm" svg:x="24.407cm" svg:y="13.103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18cm" svg:height="0.133cm" svg:x="24.605cm" svg:y="13.222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29cm" svg:height="0.133cm" svg:x="24.762cm" svg:y="13.222cm" svg:viewBox="0 0 130 134" svg:d="M112 17c-11 2-15 11-15 17 0 8 6 10 11 10 7 0 18-3 18-18 0-20-24-26-40-26-44 0-86 41-86 83 0 25 18 51 55 51 51 0 75-30 75-33s-4-5-6-5-3 0-5 2c-23 28-58 28-64 28-20 0-30-14-30-34 0-8 4-40 19-61 11-14 27-23 42-23 4 0 18 0 26 9z">
            <text:p/>
          </draw:path>
          <draw:path draw:style-name="gr9" draw:layer="layout" svg:width="0.18cm" svg:height="0.133cm" svg:x="24.908cm" svg:y="13.22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5.116cm" svg:y="13.157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5.239cm" svg:y="13.147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49cm" svg:height="0.126cm" svg:x="25.454cm" svg:y="13.244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91cm" svg:height="0.298cm" svg:x="25.629cm" svg:y="12.996cm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1 1-19 1-24 18-24 23 0 7 5 16 17 16 11 0 23-10 23-27 0-12-10-26-29-26-12 0-31 3-61 37-14 16-31 34-48 40z">
            <text:p/>
          </draw:path>
          <draw:path draw:style-name="gr9" draw:layer="layout" svg:width="0.112cm" svg:height="0.283cm" svg:x="25.85cm" svg:y="13.01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
            <text:p/>
          </draw:path>
          <draw:path draw:style-name="gr9" draw:layer="layout" svg:width="0.201cm" svg:height="0.298cm" svg:x="26cm" svg:y="12.996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
            <text:p/>
          </draw:path>
          <draw:path draw:style-name="gr9" draw:layer="layout" svg:width="0.213cm" svg:height="0.293cm" svg:x="20.847cm" svg:y="13.50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91cm" svg:height="0.193cm" svg:x="21.086cm" svg:y="13.605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207cm" svg:height="0.186cm" svg:x="21.276cm" svg:y="13.613cm" svg:viewBox="0 0 208 187" svg:d="M168 42c5-10 12-29 40-29v-13c-10 1-23 1-33 1-9 0-29-1-36-1v13c16 0 21 10 21 18 0 4-2 6-4 11l-43 108-47-119c-2-5-2-6-2-7 0-11 15-11 24-11v-13c-14 0-38 1-47 1-11 0-28 0-41-1v13c26 0 29 3 34 16l61 151c2 6 3 7 9 7 5 0 8-3 9-7z">
            <text:p/>
          </draw:path>
          <draw:path draw:style-name="gr9" draw:layer="layout" svg:width="0.09cm" svg:height="0.282cm" svg:x="21.504cm" svg:y="13.51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213cm" svg:height="0.186cm" svg:x="21.621cm" svg:y="13.608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9" draw:layer="layout" svg:width="0.193cm" svg:height="0.279cm" svg:x="21.853cm" svg:y="13.604cm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
            <text:p/>
          </draw:path>
          <draw:path draw:style-name="gr9" draw:layer="layout" svg:width="0.132cm" svg:height="0.264cm" svg:x="22.201cm" svg:y="13.536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09cm" svg:height="0.282cm" svg:x="22.371cm" svg:y="13.51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329cm" svg:height="0.186cm" svg:x="22.488cm" svg:y="13.608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9" draw:layer="layout" svg:width="0.163cm" svg:height="0.193cm" svg:x="22.838cm" svg:y="13.605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38cm" svg:height="0.193cm" svg:x="23.026cm" svg:y="13.605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132cm" svg:height="0.264cm" svg:x="23.187cm" svg:y="13.536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91cm" svg:height="0.193cm" svg:x="23.361cm" svg:y="13.605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329cm" svg:height="0.186cm" svg:x="23.568cm" svg:y="13.608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9" draw:layer="layout" svg:width="0.208cm" svg:height="0.269cm" svg:x="23.918cm" svg:y="13.608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9" draw:layer="layout" svg:width="0.193cm" svg:height="0.279cm" svg:x="24.293cm" svg:y="13.604cm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
            <text:p/>
          </draw:path>
          <draw:path draw:style-name="gr9" draw:layer="layout" svg:width="0.142cm" svg:height="0.186cm" svg:x="24.504cm" svg:y="13.608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9" draw:layer="layout" svg:width="0.163cm" svg:height="0.193cm" svg:x="24.668cm" svg:y="13.605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91cm" svg:height="0.193cm" svg:x="24.863cm" svg:y="13.605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132cm" svg:height="0.264cm" svg:x="25.063cm" svg:y="13.536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63cm" svg:height="0.193cm" svg:x="25.231cm" svg:y="13.605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42cm" svg:height="0.186cm" svg:x="25.418cm" svg:y="13.608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9" draw:layer="layout" svg:width="0.132cm" svg:height="0.264cm" svg:x="25.721cm" svg:y="13.536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213cm" svg:height="0.293cm" svg:x="25.89cm" svg:y="13.50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91cm" svg:height="0.193cm" svg:x="26.129cm" svg:y="13.605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213cm" svg:height="0.186cm" svg:x="26.335cm" svg:y="13.608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9" draw:layer="layout" svg:width="0.142cm" svg:height="0.186cm" svg:x="20.846cm" svg:y="14.114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9" draw:layer="layout" svg:width="0.163cm" svg:height="0.193cm" svg:x="21.01cm" svg:y="14.11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61cm" svg:height="0.193cm" svg:x="21.201cm" svg:y="14.112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9" draw:layer="layout" svg:width="0.163cm" svg:height="0.193cm" svg:x="21.386cm" svg:y="14.11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09cm" svg:height="0.282cm" svg:x="21.576cm" svg:y="14.018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207cm" svg:height="0.186cm" svg:x="21.687cm" svg:y="14.119cm" svg:viewBox="0 0 208 187" svg:d="M168 42c5-10 12-29 40-29v-13c-10 1-23 1-33 1-9 0-29-1-36-1v13c16 0 21 10 21 18 0 4-2 6-4 11l-43 108-47-119c-2-5-2-6-2-7 0-11 15-11 24-11v-13c-14 0-38 1-47 1-11 0-28 0-41-1v13c26 0 29 3 34 16l61 151c2 6 3 7 9 7 5 0 8-3 9-7z">
            <text:p/>
          </draw:path>
          <draw:path draw:style-name="gr9" draw:layer="layout" svg:width="0.163cm" svg:height="0.193cm" svg:x="21.901cm" svg:y="14.11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08cm" svg:height="0.298cm" svg:x="22.092cm" svg:y="14.009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9" draw:layer="layout" svg:width="0.132cm" svg:height="0.264cm" svg:x="22.46cm" svg:y="14.041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09cm" svg:height="0.282cm" svg:x="22.63cm" svg:y="14.018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329cm" svg:height="0.186cm" svg:x="22.747cm" svg:y="14.114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9" draw:layer="layout" svg:width="0.163cm" svg:height="0.193cm" svg:x="23.096cm" svg:y="14.11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38cm" svg:height="0.193cm" svg:x="23.286cm" svg:y="14.112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132cm" svg:height="0.264cm" svg:x="23.446cm" svg:y="14.041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91cm" svg:height="0.193cm" svg:x="23.62cm" svg:y="14.112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329cm" svg:height="0.186cm" svg:x="23.827cm" svg:y="14.114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9" draw:layer="layout" svg:width="0.208cm" svg:height="0.269cm" svg:x="24.176cm" svg:y="14.114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</draw:g>
        <draw:line draw:style-name="gr13" draw:layer="layout" svg:x1="17.472cm" svg:y1="5.58cm" svg:x2="25.4cm" svg:y2="5.58cm">
          <text:p/>
        </draw:line>
        <draw:custom-shape draw:style-name="gr12" draw:text-style-name="P1" draw:layer="layout" svg:width="6.858cm" svg:height="1.091cm" svg:x="20.066cm" svg:y="5.8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HN updates its key-table with \\
with $scnid,e_{scnid},kid,timestamp$§svg§600§FALSE§</svg:desc>
          <draw:polygon draw:style-name="gr14" draw:layer="layout" svg:width="6.214cm" svg:height="0.881cm" svg:x="20.382cm" svg:y="5.942cm" svg:viewBox="0 0 6215 882" draw:points="3108,882 0,882 0,0 6215,0 6215,882">
            <text:p/>
          </draw:polygon>
          <draw:path draw:style-name="gr9" draw:layer="layout" svg:width="0.288cm" svg:height="0.288cm" svg:x="21.029cm" svg:y="5.947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
            <text:p/>
          </draw:path>
          <draw:path draw:style-name="gr9" draw:layer="layout" svg:width="0.288cm" svg:height="0.288cm" svg:x="21.344cm" svg:y="5.947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  <draw:path draw:style-name="gr9" draw:layer="layout" svg:width="0.213cm" svg:height="0.191cm" svg:x="21.802cm" svg:y="6.049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9" draw:layer="layout" svg:width="0.208cm" svg:height="0.269cm" svg:x="22.034cm" svg:y="6.049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9" draw:layer="layout" svg:width="0.208cm" svg:height="0.298cm" svg:x="22.283cm" svg:y="5.942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9" draw:layer="layout" svg:width="0.191cm" svg:height="0.193cm" svg:x="22.52cm" svg:y="6.04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132cm" svg:height="0.264cm" svg:x="22.721cm" svg:y="5.976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63cm" svg:height="0.193cm" svg:x="22.889cm" svg:y="6.04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38cm" svg:height="0.193cm" svg:x="23.078cm" svg:y="6.046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09cm" svg:height="0.282cm" svg:x="23.386cm" svg:y="5.95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32cm" svg:height="0.264cm" svg:x="23.497cm" svg:y="5.976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38cm" svg:height="0.193cm" svg:x="23.667cm" svg:y="6.046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204cm" svg:height="0.293cm" svg:x="23.971cm" svg:y="5.942cm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
            <text:p/>
          </draw:path>
          <draw:path draw:style-name="gr9" draw:layer="layout" svg:width="0.163cm" svg:height="0.193cm" svg:x="24.183cm" svg:y="6.04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07cm" svg:height="0.269cm" svg:x="24.366cm" svg:y="6.054cm" svg:viewBox="0 0 208 270" svg:d="M168 41c11-28 32-28 40-28v-13c-10 1-23 1-33 1-7 0-27-1-36-1v13c13 0 19 7 19 18 0 5 0 5-2 11l-43 103-47-114c-1-3-2-5-2-7 0-11 15-11 24-11v-13c-11 0-40 1-47 1-11 0-28 0-41-1v13c20 0 29 0 35 15l63 154c-2 6-8 20-10 26-10 22-22 52-48 52-3 0-12 0-21-8 13-1 17-11 17-17 0-12-8-18-18-18-8 0-18 5-18 18 0 19 18 35 40 35 26 0 43-25 54-49z">
            <text:p/>
          </draw:path>
          <draw:polygon draw:style-name="gr9" draw:layer="layout" svg:width="0.112cm" svg:height="0.024cm" svg:x="24.586cm" svg:y="6.132cm" svg:viewBox="0 0 113 25" draw:points="113,25 113,0 0,0 0,25">
            <text:p/>
          </draw:polygon>
          <draw:path draw:style-name="gr9" draw:layer="layout" svg:width="0.132cm" svg:height="0.264cm" svg:x="24.73cm" svg:y="5.976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91cm" svg:height="0.193cm" svg:x="24.904cm" svg:y="6.04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208cm" svg:height="0.298cm" svg:x="25.108cm" svg:y="5.942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9" draw:layer="layout" svg:width="0.094cm" svg:height="0.293cm" svg:x="25.344cm" svg:y="5.942cm" svg:viewBox="0 0 95 294" svg:d="M61 0l-61 5v13c30 0 34 2 34 24v220c0 19-5 19-34 19v13c14 0 37-1 48-1 10 0 31 1 47 1v-13c-29 0-34 0-34-19z">
            <text:p/>
          </draw:path>
          <draw:path draw:style-name="gr9" draw:layer="layout" svg:width="0.163cm" svg:height="0.193cm" svg:x="25.459cm" svg:y="6.04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89cm" svg:height="0.186cm" svg:x="25.783cm" svg:y="6.054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9" draw:layer="layout" svg:width="0.09cm" svg:height="0.282cm" svg:x="26.094cm" svg:y="5.95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32cm" svg:height="0.264cm" svg:x="26.206cm" svg:y="5.976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213cm" svg:height="0.293cm" svg:x="26.375cm" svg:y="5.94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289cm" svg:height="0.186cm" svg:x="20.389cm" svg:y="6.559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9" draw:layer="layout" svg:width="0.09cm" svg:height="0.282cm" svg:x="20.7cm" svg:y="6.459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32cm" svg:height="0.264cm" svg:x="20.812cm" svg:y="6.482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213cm" svg:height="0.293cm" svg:x="20.981cm" svg:y="6.448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55cm" svg:height="0.191cm" svg:x="21.365cm" svg:y="6.554cm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
            <text:p/>
          </draw:path>
          <draw:path draw:style-name="gr9" draw:layer="layout" svg:width="0.165cm" svg:height="0.191cm" svg:x="21.558cm" svg:y="6.554cm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
            <text:p/>
          </draw:path>
          <draw:path draw:style-name="gr9" draw:layer="layout" svg:width="0.228cm" svg:height="0.191cm" svg:x="21.736cm" svg:y="6.554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
            <text:p/>
          </draw:path>
          <draw:path draw:style-name="gr9" draw:layer="layout" svg:width="0.112cm" svg:height="0.283cm" svg:x="21.989cm" svg:y="6.463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
            <text:p/>
          </draw:path>
          <draw:path draw:style-name="gr9" draw:layer="layout" svg:width="0.201cm" svg:height="0.298cm" svg:x="22.138cm" svg:y="6.448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
            <text:p/>
          </draw:path>
          <draw:path draw:style-name="gr9" draw:layer="layout" svg:width="0.049cm" svg:height="0.126cm" svg:x="22.378cm" svg:y="6.697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62cm" svg:height="0.191cm" svg:x="22.548cm" svg:y="6.554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18cm" svg:height="0.133cm" svg:x="22.746cm" svg:y="6.674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29cm" svg:height="0.133cm" svg:x="22.902cm" svg:y="6.674cm" svg:viewBox="0 0 130 134" svg:d="M112 17c-11 2-15 11-15 17 0 8 6 10 11 10 7 0 18-3 18-18 0-20-24-26-40-26-44 0-86 41-86 83 0 25 18 51 55 51 51 0 75-30 75-33s-4-5-6-5-3 0-5 2c-23 28-58 28-64 28-20 0-30-14-30-34 0-8 4-40 19-61 11-14 27-23 42-23 4 0 18 0 26 9z">
            <text:p/>
          </draw:path>
          <draw:path draw:style-name="gr9" draw:layer="layout" svg:width="0.18cm" svg:height="0.133cm" svg:x="23.048cm" svg:y="6.67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3.257cm" svg:y="6.60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3.381cm" svg:y="6.6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49cm" svg:height="0.126cm" svg:x="23.596cm" svg:y="6.697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91cm" svg:height="0.298cm" svg:x="23.77cm" svg:y="6.448cm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1 1-19 1-24 18-24 23 0 7 5 16 17 16 11 0 23-10 23-27 0-12-10-26-29-26-12 0-31 3-61 37-14 16-31 34-48 40z">
            <text:p/>
          </draw:path>
          <draw:path draw:style-name="gr9" draw:layer="layout" svg:width="0.112cm" svg:height="0.283cm" svg:x="23.992cm" svg:y="6.463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
            <text:p/>
          </draw:path>
          <draw:path draw:style-name="gr9" draw:layer="layout" svg:width="0.201cm" svg:height="0.298cm" svg:x="24.142cm" svg:y="6.448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
            <text:p/>
          </draw:path>
          <draw:path draw:style-name="gr9" draw:layer="layout" svg:width="0.049cm" svg:height="0.126cm" svg:x="24.381cm" svg:y="6.697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3cm" svg:height="0.269cm" svg:x="24.541cm" svg:y="6.477cm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
            <text:p/>
          </draw:path>
          <draw:path draw:style-name="gr9" draw:layer="layout" svg:width="0.112cm" svg:height="0.283cm" svg:x="24.696cm" svg:y="6.463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
            <text:p/>
          </draw:path>
          <draw:path draw:style-name="gr9" draw:layer="layout" svg:width="0.346cm" svg:height="0.191cm" svg:x="24.841cm" svg:y="6.554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
            <text:p/>
          </draw:path>
          <draw:path draw:style-name="gr9" draw:layer="layout" svg:width="0.162cm" svg:height="0.191cm" svg:x="25.219cm" svg:y="6.554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55cm" svg:height="0.191cm" svg:x="25.417cm" svg:y="6.554cm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
            <text:p/>
          </draw:path>
          <draw:path draw:style-name="gr9" draw:layer="layout" svg:width="0.13cm" svg:height="0.269cm" svg:x="25.603cm" svg:y="6.477cm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
            <text:p/>
          </draw:path>
          <draw:path draw:style-name="gr9" draw:layer="layout" svg:width="0.193cm" svg:height="0.191cm" svg:x="25.763cm" svg:y="6.554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
            <text:p/>
          </draw:path>
          <draw:path draw:style-name="gr9" draw:layer="layout" svg:width="0.346cm" svg:height="0.191cm" svg:x="25.981cm" svg:y="6.554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
            <text:p/>
          </draw:path>
          <draw:path draw:style-name="gr9" draw:layer="layout" svg:width="0.22cm" svg:height="0.269cm" svg:x="26.326cm" svg:y="6.554cm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
            <text:p/>
          </draw:path>
        </draw:g>
        <draw:g>
          <svg:title>TexMaths</svg:title>
          <svg:desc>12§latex§$snid,e_{snid},kid$§svg§600§TRUE§</svg:desc>
          <draw:polygon draw:style-name="gr8" draw:layer="layout" svg:width="2.669cm" svg:height="0.375cm" svg:x="20.403cm" svg:y="5.13cm" svg:viewBox="0 0 2670 376" draw:points="1334,376 0,376 0,0 2670,0 2670,376">
            <text:p/>
          </draw:polygon>
          <draw:path draw:style-name="gr9" draw:layer="layout" svg:width="0.155cm" svg:height="0.191cm" svg:x="20.425cm" svg:y="5.237cm" svg:viewBox="0 0 156 192" svg:d="M144 29c-12 0-20 9-20 19 0 6 3 12 13 12 9 0 19-7 19-24 0-18-18-36-50-36-57 0-72 43-72 62 0 33 32 40 44 43 22 3 44 8 44 32 0 11-9 46-61 46-6 0-38 0-48-22 16 1 27-11 27-23 0-9-8-14-16-14-11 0-24 8-24 27 0 24 24 41 61 41 69 0 85-51 85-69 0-16-8-27-13-32-12-12-24-14-43-18-14-3-31-6-31-25 0-13 9-38 47-38 10 0 32 2 38 19z">
            <text:p/>
          </draw:path>
          <draw:path draw:style-name="gr9" draw:layer="layout" svg:width="0.228cm" svg:height="0.191cm" svg:x="20.613cm" svg:y="5.237cm" svg:viewBox="0 0 229 192" svg:d="M25 162c-1 7-3 17-3 19 0 8 6 11 12 11 4 0 13-3 15-12 0 0 6-20 9-31l8-38c4-9 6-19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
            <text:p/>
          </draw:path>
          <draw:path draw:style-name="gr9" draw:layer="layout" svg:width="0.112cm" svg:height="0.284cm" svg:x="20.866cm" svg:y="5.144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9" draw:layer="layout" svg:width="0.201cm" svg:height="0.298cm" svg:x="21.016cm" svg:y="5.13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9" draw:layer="layout" svg:width="0.049cm" svg:height="0.126cm" svg:x="21.255cm" svg:y="5.379cm" svg:viewBox="0 0 50 127" svg:d="M50 44c0-27-10-44-27-44-15 0-23 11-23 23 0 11 8 23 23 23 5 0 11-3 15-6 2-2 2-2 2-2 1 0 1 0 1 6 0 33-15 58-29 73-5 3-5 4-5 6 0 3 3 4 4 4 5 0 39-32 39-83z">
            <text:p/>
          </draw:path>
          <draw:path draw:style-name="gr9" draw:layer="layout" svg:width="0.162cm" svg:height="0.191cm" svg:x="21.425cm" svg:y="5.237cm" svg:viewBox="0 0 163 192" svg:d="M60 90c12 0 43-1 65-11 30-12 32-37 32-43 0-18-17-36-45-36-48 0-112 41-112 115 0 44 25 77 67 77 60 0 96-44 96-50 0-3-2-5-5-5-2 0-3 1-6 4-33 42-79 42-85 42-32 0-37-35-37-50 0-4 1-18 7-43zM40 80c16-64 61-70 72-70 19 0 31 12 31 26 0 44-69 44-85 44z">
            <text:p/>
          </draw:path>
          <draw:path draw:style-name="gr9" draw:layer="layout" svg:width="0.118cm" svg:height="0.134cm" svg:x="21.623cm" svg:y="5.356cm" svg:viewBox="0 0 119 135" svg:d="M107 19c-7 3-12 9-12 15 0 7 6 9 9 9 4 0 15-2 15-17 0-20-22-26-40-26-47 0-55 35-55 43 0 11 7 18 11 22 8 6 13 7 33 11 6 1 26 4 26 20 0 5-3 16-16 24-12 6-26 6-30 6-12 0-29-2-36-12 11-1 17-9 17-18 0-7-5-11-12-11-9 0-17 7-17 21 0 18 19 29 48 29 55 0 65-38 65-50 0-27-30-32-41-35-2-1-11-2-12-2-11-2-17-8-17-14 0-8 6-16 12-20 9-6 19-6 24-6 6 0 22 2 28 11z">
            <text:p/>
          </draw:path>
          <draw:path draw:style-name="gr9" draw:layer="layout" svg:width="0.18cm" svg:height="0.134cm" svg:x="21.776cm" svg:y="5.356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2cm" svg:x="21.985cm" svg:y="5.291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9" draw:layer="layout" svg:width="0.151cm" svg:height="0.208cm" svg:x="22.107cm" svg:y="5.281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  <draw:path draw:style-name="gr9" draw:layer="layout" svg:width="0.049cm" svg:height="0.126cm" svg:x="22.322cm" svg:y="5.379cm" svg:viewBox="0 0 50 127" svg:d="M50 44c0-27-10-44-27-44-15 0-23 11-23 23 0 11 8 23 23 23 5 0 11-3 15-6 2-2 2-2 2-2 1 0 1 0 1 6 0 33-15 58-29 73-5 3-5 4-5 6 0 3 3 4 4 4 5 0 39-32 39-83z">
            <text:p/>
          </draw:path>
          <draw:path draw:style-name="gr9" draw:layer="layout" svg:width="0.191cm" svg:height="0.298cm" svg:x="22.497cm" svg:y="5.13cm" svg:viewBox="0 0 192 299" svg:d="M98 5c0 0 0-5-6-5-9 0-39 4-51 5-4 0-7 0-7 8 0 5 3 5 9 5 21 0 22 2 22 7l-1 9-63 243c-1 7-1 8-1 10 0 10 8 12 12 12 6 0 12-3 14-9 3-4 22-82 24-93 15 1 50 8 50 36 0 4 0 5-2 8-1 6-1 11-1 16 0 25 17 42 39 42 13 0 24-7 33-23 11-18 16-42 16-43 0-4-4-4-5-4-5 0-5 2-6 8-8 31-19 53-37 53-9 0-13-5-13-21 0-7 1-17 2-23 2-7 2-9 2-13 0-28-26-40-63-44 13-9 27-22 37-32 20-22 40-40 60-40 4 0 4 0 5 0 5 1 5 1 8 3 1 0 1 1 1 1-19 2-24 18-24 23 0 7 5 16 17 16 11 0 23-10 23-27 0-12-10-26-29-26-12 0-31 4-61 37-14 16-31 34-48 40z">
            <text:p/>
          </draw:path>
          <draw:path draw:style-name="gr9" draw:layer="layout" svg:width="0.112cm" svg:height="0.284cm" svg:x="22.719cm" svg:y="5.144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9" draw:layer="layout" svg:width="0.201cm" svg:height="0.298cm" svg:x="22.869cm" svg:y="5.13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</draw:g>
        <draw:custom-shape draw:style-name="gr11" draw:text-style-name="P1" draw:layer="layout" svg:width="5.588cm" svg:height="1.282cm" svg:x="1.048cm" svg:y="9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if the UE does not have a \\
public key of the SCN
§svg§600§TRUE§</svg:desc>
          <draw:polygon draw:style-name="gr8" draw:layer="layout" svg:width="5.374cm" svg:height="0.881cm" svg:x="1.089cm" svg:y="10.066cm" svg:viewBox="0 0 5375 882" draw:points="2688,882 0,882 0,0 5375,0 5375,882">
            <text:p/>
          </draw:polygon>
          <draw:path draw:style-name="gr9" draw:layer="layout" svg:width="0.09cm" svg:height="0.282cm" svg:x="1.736cm" svg:y="10.077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37cm" svg:height="0.298cm" svg:x="1.852cm" svg:y="10.061cm" svg:viewBox="0 0 138 299" svg:d="M60 116v-49c0-37 20-57 40-57 1 0 7 0 14 2-6 2-13 7-13 18 0 10 7 18 18 18 13 0 19-8 19-18 0-16-16-30-38-30-30 0-66 23-66 67v49h-34v14h34v137c0 19-5 19-34 19v13c17-1 37-1 49-1 17 0 37 0 54 1v-13h-9c-32 0-33-5-33-21v-135h49v-14z">
            <text:p/>
          </draw:path>
          <draw:path draw:style-name="gr9" draw:layer="layout" svg:width="0.132cm" svg:height="0.264cm" svg:x="2.116cm" svg:y="10.099cm" svg:viewBox="0 0 133 265" svg:d="M66 91h60v-13h-60v-78h-11c-1 35-13 80-55 82v9h36v117c0 53 40 57 55 57 30 0 42-30 42-57v-24h-11v24c0 31-12 47-28 47-28 0-28-39-28-46z">
            <text:p/>
          </draw:path>
          <draw:path draw:style-name="gr9" draw:layer="layout" svg:width="0.213cm" svg:height="0.293cm" svg:x="2.285cm" svg:y="10.066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63cm" svg:height="0.193cm" svg:x="2.518cm" svg:y="10.1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88cm" svg:height="0.298cm" svg:x="2.848cm" svg:y="10.071cm" svg:viewBox="0 0 289 299" svg:d="M233 192c0 60-41 94-82 94-20 0-69-11-69-92v-160c0-16 0-21 33-21h10v-13c-15 1-46 1-63 1-15 0-48 0-62-1v13h10c33 0 33 5 33 21v159c0 59 49 106 107 106 49 0 88-40 95-88 1-8 1-13 1-30v-135c0-14 0-33 43-33v-13c-15 0-36 1-50 1-15 0-35-1-51-1v13c45 0 45 21 45 31z">
            <text:p/>
          </draw:path>
          <draw:path draw:style-name="gr9" draw:layer="layout" svg:width="0.262cm" svg:height="0.287cm" svg:x="3.165cm" svg:y="10.072cm" svg:viewBox="0 0 263 288" svg:d="M43 255c0 15 0 20-33 20h-10v13h245l18-109h-11c-11 65-20 96-94 96h-56c-20 0-20-2-20-17v-113h38c41 0 46 13 46 49h10v-112h-10c0 37-5 50-46 50h-38v-102c0-14 0-17 20-17h55c65 0 76 23 83 82h11l-12-95h-239v13h10c33 0 33 5 33 21z">
            <text:p/>
          </draw:path>
          <draw:path draw:style-name="gr9" draw:layer="layout" svg:width="0.208cm" svg:height="0.298cm" svg:x="3.593cm" svg:y="10.066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
            <text:p/>
          </draw:path>
          <draw:path draw:style-name="gr9" draw:layer="layout" svg:width="0.187cm" svg:height="0.193cm" svg:x="3.825cm" svg:y="10.17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163cm" svg:height="0.193cm" svg:x="4.047cm" svg:y="10.1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38cm" svg:height="0.193cm" svg:x="4.237cm" svg:y="10.17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213cm" svg:height="0.186cm" svg:x="4.544cm" svg:y="10.173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9" draw:layer="layout" svg:width="0.187cm" svg:height="0.193cm" svg:x="4.776cm" svg:y="10.17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132cm" svg:height="0.264cm" svg:x="4.983cm" svg:y="10.099cm" svg:viewBox="0 0 133 265" svg:d="M66 91h60v-13h-60v-78h-11c-1 35-13 80-55 82v9h36v117c0 53 40 57 55 57 30 0 42-30 42-57v-24h-11v24c0 31-12 47-28 47-28 0-28-39-28-46z">
            <text:p/>
          </draw:path>
          <draw:path draw:style-name="gr9" draw:layer="layout" svg:width="0.213cm" svg:height="0.293cm" svg:x="5.293cm" svg:y="10.066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91cm" svg:height="0.193cm" svg:x="5.532cm" svg:y="10.17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207cm" svg:height="0.186cm" svg:x="5.721cm" svg:y="10.177cm" svg:viewBox="0 0 208 187" svg:d="M168 42c5-10 12-29 40-29v-13c-10 1-23 1-33 1-9 0-29-1-36-1v13c16 0 21 10 21 18 0 4-2 6-4 11l-43 108-47-119c-2-5-2-6-2-7 0-11 15-11 24-11v-13c-14 0-38 1-47 1-11 0-28 0-41-1v13c26 0 29 3 34 16l61 151c2 6 3 7 9 7 5 0 8-3 9-7z">
            <text:p/>
          </draw:path>
          <draw:path draw:style-name="gr9" draw:layer="layout" svg:width="0.163cm" svg:height="0.193cm" svg:x="5.936cm" svg:y="10.1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91cm" svg:height="0.193cm" svg:x="6.27cm" svg:y="10.17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208cm" svg:height="0.269cm" svg:x="1.101cm" svg:y="10.678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9" draw:layer="layout" svg:width="0.213cm" svg:height="0.191cm" svg:x="1.337cm" svg:y="10.678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9" draw:layer="layout" svg:width="0.208cm" svg:height="0.298cm" svg:x="1.569cm" svg:y="10.572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8-6-10-6-17z">
            <text:p/>
          </draw:path>
          <draw:path draw:style-name="gr9" draw:layer="layout" svg:width="0.094cm" svg:height="0.293cm" svg:x="1.805cm" svg:y="10.572cm" svg:viewBox="0 0 95 294" svg:d="M61 0l-61 5v13c30 0 34 2 34 24v220c0 19-5 19-34 19v13c14 0 37-1 48-1 10 0 31 1 47 1v-13c-29 0-34 0-34-19z">
            <text:p/>
          </draw:path>
          <draw:path draw:style-name="gr9" draw:layer="layout" svg:width="0.09cm" svg:height="0.282cm" svg:x="1.923cm" svg:y="10.58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61cm" svg:height="0.193cm" svg:x="2.041cm" svg:y="10.676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9" draw:layer="layout" svg:width="0.204cm" svg:height="0.293cm" svg:x="2.366cm" svg:y="10.572cm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
            <text:p/>
          </draw:path>
          <draw:path draw:style-name="gr9" draw:layer="layout" svg:width="0.163cm" svg:height="0.193cm" svg:x="2.577cm" svg:y="10.67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07cm" svg:height="0.269cm" svg:x="2.761cm" svg:y="10.683cm" svg:viewBox="0 0 208 270" svg:d="M168 41c11-28 32-28 40-28v-13c-10 1-23 1-33 1-7 0-27-1-36-1v13c13 0 19 7 19 18 0 5 0 5-2 11l-43 103-47-114c-1-3-2-5-2-7 0-11 15-11 24-11v-13c-11 0-40 1-47 1-11 0-28 0-41-1v13c20 0 29 0 35 15l63 154c-2 6-8 20-10 26-10 23-22 53-48 53-3 0-12 0-21-9 13-1 17-11 17-17 0-12-8-18-18-18-8 0-18 5-18 18 0 20 18 35 40 35 26 0 43-25 54-49z">
            <text:p/>
          </draw:path>
          <draw:path draw:style-name="gr9" draw:layer="layout" svg:width="0.187cm" svg:height="0.193cm" svg:x="3.128cm" svg:y="10.676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137cm" svg:height="0.298cm" svg:x="3.34cm" svg:y="10.568cm" svg:viewBox="0 0 138 299" svg:d="M60 116v-49c0-37 20-57 40-57 1 0 7 0 14 2-6 2-13 7-13 18 0 10 7 18 18 18 13 0 19-8 19-18 0-16-16-30-38-30-30 0-66 23-66 67v49h-34v14h34v137c0 19-5 19-34 19v13c17-1 37-1 49-1 17 0 37 0 54 1v-13h-9c-32 0-33-5-33-21v-135h49v-14z">
            <text:p/>
          </draw:path>
          <draw:path draw:style-name="gr9" draw:layer="layout" svg:width="0.132cm" svg:height="0.264cm" svg:x="3.604cm" svg:y="10.606cm" svg:viewBox="0 0 133 265" svg:d="M66 91h60v-13h-60v-78h-11c-1 35-13 80-55 82v9h36v117c0 53 40 57 55 57 30 0 42-30 42-57v-24h-11v24c0 31-12 47-28 47-28 0-28-39-28-46z">
            <text:p/>
          </draw:path>
          <draw:path draw:style-name="gr9" draw:layer="layout" svg:width="0.213cm" svg:height="0.293cm" svg:x="3.773cm" svg:y="10.57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63cm" svg:height="0.193cm" svg:x="4.006cm" svg:y="10.67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87cm" svg:height="0.308cm" svg:x="4.346cm" svg:y="10.568cm" svg:viewBox="0 0 188 309" svg:d="M125 134l-55-13c-27-6-42-29-42-54 0-30 22-55 55-55 71 0 80 70 83 89 1 2 1 5 6 5 4 0 4-3 4-11v-85c0-8 0-10-4-10-3 0-4 0-6 6l-15 24c-13-13-31-30-68-30-47 0-83 37-83 82 0 36 23 66 55 78 5 1 27 7 57 14 12 2 24 6 36 22 9 10 13 24 13 38 0 30-22 61-57 61-13 0-44-2-67-22-25-24-26-51-26-67-1-3-4-3-5-3-6 0-6 2-6 9v86c0 7 0 11 5 11 2 0 3-2 6-6 0 0 1-2 15-24 14 14 41 30 78 30 50 0 84-42 84-89 0-42-28-77-63-86z">
            <text:p/>
          </draw:path>
          <draw:path draw:style-name="gr9" draw:layer="layout" svg:width="0.257cm" svg:height="0.308cm" svg:x="4.58cm" svg:y="10.568cm" svg:viewBox="0 0 258 309" svg:d="M0 154c0 87 68 155 148 155 68 0 110-60 110-109 0-4 0-7-6-7-4 0-4 3-5 6-3 62-48 96-95 96-25 0-109-14-109-141 0-126 83-141 109-141 46 0 84 39 93 101 0 5 0 7 6 7 7 0 7-2 7-11v-100c0-8 0-10-5-10-1 0-3 0-6 5l-21 31c-16-14-38-36-78-36-80 0-148 67-148 154z">
            <text:p/>
          </draw:path>
          <draw:path draw:style-name="gr9" draw:layer="layout" svg:width="0.288cm" svg:height="0.288cm" svg:x="4.875cm" svg:y="10.577cm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
            <text:p/>
          </draw:path>
        </draw:g>
        <draw:line draw:style-name="gr15" draw:layer="layout" svg:x1="6.636cm" svg:y1="10.568cm" svg:x2="26.67cm" svg:y2="10.568cm">
          <text:p/>
        </draw:line>
        <draw:line draw:style-name="gr5" draw:layer="layout" svg:x1="1.872cm" svg:y1="12.04cm" svg:x2="9.837cm" svg:y2="12.04cm">
          <text:p/>
        </draw:line>
        <draw:g>
          <svg:title>TexMaths</svg:title>
          <svg:desc>12§latex§$hnid,timestamp$§svg§600§TRUE§</svg:desc>
          <draw:polygon draw:style-name="gr8" draw:layer="layout" svg:width="3.069cm" svg:height="0.375cm" svg:x="4.335cm" svg:y="11.525cm" svg:viewBox="0 0 3070 376" draw:points="1535,376 0,376 0,0 3070,0 3070,376">
            <text:p/>
          </draw:polygon>
          <draw:path draw:style-name="gr9" draw:layer="layout" svg:width="0.208cm" svg:height="0.298cm" svg:x="4.358cm" svg:y="11.525cm" svg:viewBox="0 0 209 299" svg:d="M98 5c0 0 0-5-6-5-9 0-40 4-51 5-4 0-7 0-7 8 0 5 3 5 9 5 21 0 22 2 22 7l-1 9-63 243c-1 6-1 8-1 10 0 10 8 12 12 12 7 0 14-5 16-11l8-32 10-39c2-9 4-19 7-28 1-3 3-16 5-19 1-4 14-27 28-39 10-7 22-15 41-15 18 0 23 15 23 29 0 23-17 70-26 95-4 11-6 16-6 24 0 19 15 35 34 35 40 0 57-62 57-66s-5-4-6-4c-4 0-4 2-6 8-6 22-21 52-43 52-8 0-11-4-11-14s5-20 8-30c6-18 25-69 25-93 0-27-16-45-48-45-27 0-46 13-63 32z">
            <text:p/>
          </draw:path>
          <draw:path draw:style-name="gr9" draw:layer="layout" svg:width="0.228cm" svg:height="0.191cm" svg:x="4.591cm" svg:y="11.632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
            <text:p/>
          </draw:path>
          <draw:path draw:style-name="gr9" draw:layer="layout" svg:width="0.112cm" svg:height="0.284cm" svg:x="4.844cm" svg:y="11.539cm" svg:viewBox="0 0 113 285" svg:d="M109 16c0-9-6-16-17-16-10 0-22 11-22 23 0 7 6 14 16 14s23-9 23-21zM77 174c5-12 5-13 8-24 4-8 6-14 6-23 0-19-13-35-35-35-40 0-56 62-56 66s5 4 5 4c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9" draw:layer="layout" svg:width="0.201cm" svg:height="0.298cm" svg:x="4.994cm" svg:y="11.525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4 24-93 13-25 31-41 49-41 28 0 33 35 33 38 0 2 0 4-2 7z">
            <text:p/>
          </draw:path>
          <draw:path draw:style-name="gr9" draw:layer="layout" svg:width="0.049cm" svg:height="0.126cm" svg:x="5.233cm" svg:y="11.774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3cm" svg:height="0.269cm" svg:x="5.394cm" svg:y="11.554cm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
            <text:p/>
          </draw:path>
          <draw:path draw:style-name="gr9" draw:layer="layout" svg:width="0.112cm" svg:height="0.284cm" svg:x="5.548cm" svg:y="11.539cm" svg:viewBox="0 0 113 285" svg:d="M109 16c0-9-6-16-17-16-10 0-22 11-22 23 0 7 6 14 16 14s23-9 23-21zM77 174c5-12 5-13 8-24 4-8 6-14 6-23 0-19-13-35-35-35-40 0-56 62-56 66s5 4 5 4c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9" draw:layer="layout" svg:width="0.346cm" svg:height="0.191cm" svg:x="5.694cm" svg:y="11.632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
            <text:p/>
          </draw:path>
          <draw:path draw:style-name="gr9" draw:layer="layout" svg:width="0.162cm" svg:height="0.191cm" svg:x="6.07cm" svg:y="11.632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55cm" svg:height="0.191cm" svg:x="6.27cm" svg:y="11.632cm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
            <text:p/>
          </draw:path>
          <draw:path draw:style-name="gr9" draw:layer="layout" svg:width="0.13cm" svg:height="0.269cm" svg:x="6.456cm" svg:y="11.554cm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
            <text:p/>
          </draw:path>
          <draw:path draw:style-name="gr9" draw:layer="layout" svg:width="0.193cm" svg:height="0.191cm" svg:x="6.615cm" svg:y="11.632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
            <text:p/>
          </draw:path>
          <draw:path draw:style-name="gr9" draw:layer="layout" svg:width="0.346cm" svg:height="0.191cm" svg:x="6.834cm" svg:y="11.632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
            <text:p/>
          </draw:path>
          <draw:path draw:style-name="gr9" draw:layer="layout" svg:width="0.22cm" svg:height="0.269cm" svg:x="7.178cm" svg:y="11.632cm" svg:viewBox="0 0 221 270" svg:d="M32 239c-3 14-3 18-22 18-5 0-10 0-10 7 0 4 2 6 6 6 11 0 23-2 35-2 14 0 29 2 42 2 2 0 8 0 8-9 0-4-5-4-11-4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
            <text:p/>
          </draw:path>
        </draw:g>
        <draw:line draw:style-name="gr5" draw:layer="layout" svg:x1="9.83cm" svg:y1="12.283cm" svg:x2="17.463cm" svg:y2="12.283cm">
          <text:p/>
        </draw:line>
        <draw:g>
          <svg:title>TexMaths</svg:title>
          <svg:desc>12§latex§$hnid,timestamp$§svg§600§TRUE§</svg:desc>
          <draw:polygon draw:style-name="gr8" draw:layer="layout" svg:width="3.069cm" svg:height="0.375cm" svg:x="12.135cm" svg:y="11.726cm" svg:viewBox="0 0 3070 376" draw:points="1535,376 0,376 0,0 3070,0 3070,376">
            <text:p/>
          </draw:polygon>
          <draw:path draw:style-name="gr9" draw:layer="layout" svg:width="0.208cm" svg:height="0.298cm" svg:x="12.158cm" svg:y="11.726cm" svg:viewBox="0 0 209 299" svg:d="M98 5c0 0 0-5-6-5-9 0-40 4-51 5-4 0-7 0-7 8 0 5 3 5 9 5 21 0 22 2 22 7l-1 9-63 243c-1 6-1 8-1 10 0 10 8 12 12 12 7 0 14-5 16-11l8-32 10-39c2-9 4-19 7-28 1-3 3-16 5-19 1-4 14-27 28-39 10-7 22-15 41-15 18 0 23 15 23 29 0 23-17 70-26 95-4 11-6 16-6 24 0 19 15 35 34 35 40 0 57-62 57-66s-5-4-6-4c-4 0-4 2-6 8-6 22-21 52-43 52-8 0-11-4-11-14s5-20 8-30c6-18 25-69 25-93 0-27-16-45-48-45-27 0-46 13-63 32z">
            <text:p/>
          </draw:path>
          <draw:path draw:style-name="gr9" draw:layer="layout" svg:width="0.228cm" svg:height="0.191cm" svg:x="12.391cm" svg:y="11.833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
            <text:p/>
          </draw:path>
          <draw:path draw:style-name="gr9" draw:layer="layout" svg:width="0.112cm" svg:height="0.284cm" svg:x="12.644cm" svg:y="11.74cm" svg:viewBox="0 0 113 285" svg:d="M109 16c0-9-6-16-17-16-10 0-22 11-22 23 0 7 6 14 16 14s23-9 23-21zM77 174c5-12 5-13 8-24 4-8 6-14 6-23 0-19-13-35-35-35-40 0-56 62-56 66s5 4 5 4c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9" draw:layer="layout" svg:width="0.201cm" svg:height="0.298cm" svg:x="12.794cm" svg:y="11.726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4 24-93 13-25 31-41 49-41 28 0 33 35 33 38 0 2 0 4-2 7z">
            <text:p/>
          </draw:path>
          <draw:path draw:style-name="gr9" draw:layer="layout" svg:width="0.049cm" svg:height="0.126cm" svg:x="13.033cm" svg:y="11.975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3cm" svg:height="0.269cm" svg:x="13.194cm" svg:y="11.755cm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
            <text:p/>
          </draw:path>
          <draw:path draw:style-name="gr9" draw:layer="layout" svg:width="0.112cm" svg:height="0.284cm" svg:x="13.348cm" svg:y="11.74cm" svg:viewBox="0 0 113 285" svg:d="M109 16c0-9-6-16-17-16-10 0-22 11-22 23 0 7 6 14 16 14s23-9 23-21zM77 174c5-12 5-13 8-24 4-8 6-14 6-23 0-19-13-35-35-35-40 0-56 62-56 66s5 4 5 4c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9" draw:layer="layout" svg:width="0.346cm" svg:height="0.191cm" svg:x="13.494cm" svg:y="11.833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
            <text:p/>
          </draw:path>
          <draw:path draw:style-name="gr9" draw:layer="layout" svg:width="0.162cm" svg:height="0.191cm" svg:x="13.87cm" svg:y="11.833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55cm" svg:height="0.191cm" svg:x="14.07cm" svg:y="11.833cm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
            <text:p/>
          </draw:path>
          <draw:path draw:style-name="gr9" draw:layer="layout" svg:width="0.13cm" svg:height="0.269cm" svg:x="14.256cm" svg:y="11.755cm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
            <text:p/>
          </draw:path>
          <draw:path draw:style-name="gr9" draw:layer="layout" svg:width="0.193cm" svg:height="0.191cm" svg:x="14.415cm" svg:y="11.833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
            <text:p/>
          </draw:path>
          <draw:path draw:style-name="gr9" draw:layer="layout" svg:width="0.346cm" svg:height="0.191cm" svg:x="14.634cm" svg:y="11.833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
            <text:p/>
          </draw:path>
          <draw:path draw:style-name="gr9" draw:layer="layout" svg:width="0.22cm" svg:height="0.269cm" svg:x="14.978cm" svg:y="11.833cm" svg:viewBox="0 0 221 270" svg:d="M32 239c-3 14-3 18-22 18-5 0-10 0-10 7 0 4 2 6 6 6 11 0 23-2 35-2 14 0 29 2 42 2 2 0 8 0 8-9 0-4-5-4-11-4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
            <text:p/>
          </draw:path>
        </draw:g>
        <draw:line draw:style-name="gr5" draw:layer="layout" svg:x1="17.463cm" svg:y1="12.486cm" svg:x2="25.391cm" svg:y2="12.486cm">
          <text:p/>
        </draw:line>
        <draw:g>
          <svg:title>TexMaths</svg:title>
          <svg:desc>12§latex§$timestamp$§svg§600§TRUE§</svg:desc>
          <draw:polygon draw:style-name="gr8" draw:layer="layout" svg:width="2.02cm" svg:height="0.36cm" svg:x="20.036cm" svg:y="11.928cm" svg:viewBox="0 0 2021 361" draw:points="1011,361 0,361 0,0 2021,0 2021,361">
            <text:p/>
          </draw:polygon>
          <draw:path draw:style-name="gr9" draw:layer="layout" svg:width="0.13cm" svg:height="0.269cm" svg:x="20.046cm" svg:y="11.943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9" draw:layer="layout" svg:width="0.112cm" svg:height="0.283cm" svg:x="20.2cm" svg:y="11.927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1-43 51-8 0-11-3-11-13s3-16 13-43z">
            <text:p/>
          </draw:path>
          <draw:path draw:style-name="gr9" draw:layer="layout" svg:width="0.346cm" svg:height="0.191cm" svg:x="20.346cm" svg:y="12.019cm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
            <text:p/>
          </draw:path>
          <draw:path draw:style-name="gr9" draw:layer="layout" svg:width="0.162cm" svg:height="0.191cm" svg:x="20.724cm" svg:y="12.019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9" draw:layer="layout" svg:width="0.155cm" svg:height="0.191cm" svg:x="20.923cm" svg:y="12.019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9" draw:layer="layout" svg:width="0.13cm" svg:height="0.269cm" svg:x="21.108cm" svg:y="11.943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9" draw:layer="layout" svg:width="0.193cm" svg:height="0.191cm" svg:x="21.267cm" svg:y="12.019cm" svg:viewBox="0 0 194 192" svg:d="M142 28c-9-16-21-28-40-28-49 0-102 62-102 125 0 39 23 67 56 67 9 0 30-1 56-31 3 18 18 31 38 31 16 0 25-10 31-23 7-16 13-42 13-42 0-5-3-5-4-5-5 0-5 3-6 9-8 27-16 51-33 51-12 0-13-11-13-19 0-10 1-12 6-31 5-18 5-22 10-39l14-58c4-12 4-13 4-15 0-7-5-12-12-12-11 0-17 10-18 20zM114 137c-2 8-2 8-8 15-20 24-36 30-48 30-22 0-28-23-28-39 0-21 13-73 24-93 13-25 31-40 49-40 28 0 34 34 34 37 0 2-1 5-3 7z">
            <text:p/>
          </draw:path>
          <draw:path draw:style-name="gr9" draw:layer="layout" svg:width="0.346cm" svg:height="0.191cm" svg:x="21.486cm" svg:y="12.019cm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
            <text:p/>
          </draw:path>
          <draw:path draw:style-name="gr9" draw:layer="layout" svg:width="0.22cm" svg:height="0.269cm" svg:x="21.83cm" svg:y="12.019cm" svg:viewBox="0 0 221 270" svg:d="M32 239c-3 14-3 18-22 18-5 0-10 0-10 7 0 3 2 6 6 6 11 0 23-3 35-3 14 0 29 3 42 3 2 0 8 0 8-10 0-3-5-3-11-3-21 0-21-4-21-8s18-74 21-85c5 13 17 28 39 28 49 0 102-63 102-125 0-39-24-67-57-67-20 0-40 16-55 31-3-23-23-31-38-31-19 0-28 17-31 24-8 14-14 40-14 41 0 5 5 5 6 5 4 0 4 0 8-10 7-30 15-50 30-50 7 0 13 3 13 19 0 9-1 14-3 21zM107 55c3-12 14-24 23-30 14-13 26-15 33-15 18 0 28 14 28 39s-15 73-22 90c-14 30-35 43-50 43-28 0-34-35-34-37 0-1 0-2 1-7z">
            <text:p/>
          </draw:path>
        </draw:g>
        <draw:line draw:style-name="gr13" draw:layer="layout" svg:x1="25.4cm" svg:y1="15.44cm" svg:x2="17.472cm" svg:y2="15.44cm">
          <text:p/>
        </draw:line>
        <draw:g>
          <svg:title>TexMaths</svg:title>
          <svg:desc>12§latex§\left\lbrace(scnid,e_{scnid},kid)\right\rbrace,timestamp,MAC§svg§600§FALSE§</svg:desc>
          <draw:polygon draw:style-name="gr14" draw:layer="layout" svg:width="7.319cm" svg:height="0.421cm" svg:x="9.952cm" svg:y="15.086cm" svg:viewBox="0 0 7320 422" draw:points="3660,422 0,422 0,0 7320,0 7320,422">
            <text:p/>
          </draw:polygon>
          <draw:path draw:style-name="gr9" draw:layer="layout" svg:width="0.15cm" svg:height="0.421cm" svg:x="9.982cm" svg:y="15.086cm" svg:viewBox="0 0 151 422" svg:d="M90 56c0-16 11-44 58-46 1-2 3-3 3-5 0-5-3-5-8-5-42 0-82 22-82 53v96c0 16 0 30-17 44-15 12-31 13-40 13-3 1-4 3-4 5 0 5 2 5 7 5 28 2 48 17 53 37 1 5 1 6 1 22v83c0 17 0 32 21 47 16 13 44 17 61 17 5 0 8 0 8-4s-2-4-7-4c-26-3-48-16-53-38-1-3-1-4-1-20v-89c0-19-4-26-17-39-9-9-21-13-33-17 34-10 50-29 50-54z">
            <text:p/>
          </draw:path>
          <draw:path draw:style-name="gr9" draw:layer="layout" svg:width="0.099cm" svg:height="0.421cm" svg:x="10.205cm" svg:y="15.086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9" draw:layer="layout" svg:width="0.155cm" svg:height="0.191cm" svg:x="10.349cm" svg:y="15.215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9" draw:layer="layout" svg:width="0.165cm" svg:height="0.191cm" svg:x="10.542cm" svg:y="15.215cm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
            <text:p/>
          </draw:path>
          <draw:path draw:style-name="gr9" draw:layer="layout" svg:width="0.228cm" svg:height="0.191cm" svg:x="10.719cm" svg:y="15.215cm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
            <text:p/>
          </draw:path>
          <draw:path draw:style-name="gr9" draw:layer="layout" svg:width="0.112cm" svg:height="0.283cm" svg:x="10.972cm" svg:y="15.123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9" draw:layer="layout" svg:width="0.201cm" svg:height="0.298cm" svg:x="11.122cm" svg:y="15.11cm" svg:viewBox="0 0 202 299" svg:d="M202 5c0 0 0-5-5-5-7 0-47 4-54 5-4 0-6 2-6 8 0 5 3 5 9 5 21 0 22 2 22 7l-1 9-25 100c-9-17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7 0 3 0 5-2 8z">
            <text:p/>
          </draw:path>
          <draw:path draw:style-name="gr9" draw:layer="layout" svg:width="0.049cm" svg:height="0.126cm" svg:x="11.361cm" svg:y="15.357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62cm" svg:height="0.191cm" svg:x="11.532cm" svg:y="15.215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9" draw:layer="layout" svg:width="0.118cm" svg:height="0.133cm" svg:x="11.73cm" svg:y="15.335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9" draw:layer="layout" svg:width="0.129cm" svg:height="0.133cm" svg:x="11.886cm" svg:y="15.335cm" svg:viewBox="0 0 130 134" svg:d="M112 17c-11 2-15 11-15 17 0 8 6 10 11 10 7 0 18-3 18-18 0-20-24-26-40-26-44 0-86 41-86 83 0 25 18 51 55 51 51 0 75-30 75-33s-4-5-6-5-3 0-5 2c-23 28-58 28-64 28-20 0-30-15-30-34 0-8 4-40 19-61 11-14 27-23 42-23 4 0 18 0 26 9z">
            <text:p/>
          </draw:path>
          <draw:path draw:style-name="gr9" draw:layer="layout" svg:width="0.18cm" svg:height="0.133cm" svg:x="12.033cm" svg:y="15.335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12.242cm" svg:y="15.269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9" draw:layer="layout" svg:width="0.151cm" svg:height="0.208cm" svg:x="12.365cm" svg:y="15.261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  <draw:path draw:style-name="gr9" draw:layer="layout" svg:width="0.049cm" svg:height="0.126cm" svg:x="12.58cm" svg:y="15.357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91cm" svg:height="0.298cm" svg:x="12.754cm" svg:y="15.11cm" svg:viewBox="0 0 192 299" svg:d="M98 5c0 0 0-5-6-5-9 0-39 4-51 5-4 0-7 0-7 8 0 5 3 5 9 5 21 0 22 2 22 7l-1 9-63 243c-1 6-1 7-1 10 0 9 8 12 12 12 6 0 12-4 14-10 3-4 22-82 24-92 15 1 50 8 50 36 0 3 0 4-2 8-1 6-1 11-1 16 0 25 17 42 39 42 13 0 24-8 33-23 11-18 16-42 16-43 0-4-4-4-5-4-5 0-5 1-6 7-8 31-19 53-37 53-9 0-13-5-13-20 0-8 1-17 2-23 2-7 2-10 2-13 0-28-26-40-63-45 13-8 27-21 37-31 20-23 40-41 60-41 4 0 4 0 5 0 5 1 5 1 8 4 1 0 1 1 1 1-19 1-24 18-24 23 0 7 5 15 17 15 11 0 23-9 23-26 0-12-10-26-29-26-12 0-31 3-61 37-14 15-31 33-48 39z">
            <text:p/>
          </draw:path>
          <draw:path draw:style-name="gr9" draw:layer="layout" svg:width="0.112cm" svg:height="0.283cm" svg:x="12.976cm" svg:y="15.123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9" draw:layer="layout" svg:width="0.201cm" svg:height="0.298cm" svg:x="13.126cm" svg:y="15.11cm" svg:viewBox="0 0 202 299" svg:d="M202 5c0 0 0-5-5-5-7 0-47 4-54 5-4 0-6 2-6 8 0 5 3 5 9 5 21 0 22 2 22 7l-1 9-25 100c-9-17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7 0 3 0 5-2 8z">
            <text:p/>
          </draw:path>
          <draw:path draw:style-name="gr9" draw:layer="layout" svg:width="0.099cm" svg:height="0.421cm" svg:x="13.353cm" svg:y="15.086cm" svg:viewBox="0 0 100 422" svg:d="M100 211c0-32-5-84-29-132-25-51-63-79-66-79-4 0-5 1-5 5 0 1 0 1 8 9 42 42 66 109 66 197 0 73-15 147-68 200-6 5-6 6-6 7 0 3 1 4 5 4 3 0 42-29 67-82 22-46 28-93 28-129z">
            <text:p/>
          </draw:path>
          <draw:path draw:style-name="gr9" draw:layer="layout" svg:width="0.15cm" svg:height="0.421cm" svg:x="13.523cm" svg:y="15.086cm" svg:viewBox="0 0 151 422" svg:d="M61 367c0 17-11 43-57 47-3 0-4 1-4 4 0 4 5 4 8 4 41 0 81-20 82-53v-96c0-16 0-30 17-44 14-12 31-13 41-13 1 0 3-3 3-5 0-4-2-4-7-5-28-1-48-17-53-37-1-5-1-6-1-20v-84c0-18 0-31-20-48-17-12-47-17-62-17-3 0-8 0-8 5 0 3 2 3 7 5 27 1 47 14 53 36 1 4 1 4 1 20v89c0 19 4 26 17 39 10 10 22 13 34 17-35 10-51 30-51 54z">
            <text:p/>
          </draw:path>
          <draw:path draw:style-name="gr9" draw:layer="layout" svg:width="0.049cm" svg:height="0.126cm" svg:x="13.81cm" svg:y="15.357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3cm" svg:height="0.269cm" svg:x="13.971cm" svg:y="15.139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9" draw:layer="layout" svg:width="0.112cm" svg:height="0.283cm" svg:x="14.126cm" svg:y="15.123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9" draw:layer="layout" svg:width="0.346cm" svg:height="0.191cm" svg:x="14.271cm" svg:y="15.215cm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
            <text:p/>
          </draw:path>
          <draw:path draw:style-name="gr9" draw:layer="layout" svg:width="0.162cm" svg:height="0.191cm" svg:x="14.649cm" svg:y="15.215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9" draw:layer="layout" svg:width="0.155cm" svg:height="0.191cm" svg:x="14.847cm" svg:y="15.215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9" draw:layer="layout" svg:width="0.13cm" svg:height="0.269cm" svg:x="15.033cm" svg:y="15.139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9" draw:layer="layout" svg:width="0.193cm" svg:height="0.191cm" svg:x="15.192cm" svg:y="15.215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9" draw:layer="layout" svg:width="0.346cm" svg:height="0.191cm" svg:x="15.411cm" svg:y="15.215cm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
            <text:p/>
          </draw:path>
          <draw:path draw:style-name="gr9" draw:layer="layout" svg:width="0.22cm" svg:height="0.269cm" svg:x="15.755cm" svg:y="15.215cm" svg:viewBox="0 0 221 270" svg:d="M32 239c-3 14-3 18-22 18-5 0-10 0-10 7 0 3 2 6 6 6 11 0 23-3 35-3 14 0 29 3 42 3 2 0 8 0 8-10 0-3-5-3-11-3-21 0-21-4-21-8s18-74 21-85c5 13 17 28 39 28 49 0 102-63 102-125 0-39-24-67-57-67-20 0-40 16-55 31-3-23-23-31-38-31-19 0-28 17-31 24-8 14-14 40-14 41 0 5 5 5 6 5 4 0 4 0 8-10 7-30 15-50 30-50 7 0 13 3 13 19 0 9-1 14-3 21zM107 55c3-12 14-24 23-30 14-13 26-15 33-15 18 0 28 14 28 39s-15 73-22 90c-14 30-35 43-50 43-28 0-34-35-34-37 0-1 0-2 1-7z">
            <text:p/>
          </draw:path>
          <draw:path draw:style-name="gr9" draw:layer="layout" svg:width="0.049cm" svg:height="0.126cm" svg:x="16.017cm" svg:y="15.357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423cm" svg:height="0.288cm" svg:x="16.186cm" svg:y="15.115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9" draw:layer="layout" svg:width="0.289cm" svg:height="0.302cm" svg:x="16.638cm" svg:y="15.1cm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
            <text:p/>
          </draw:path>
          <draw:path draw:style-name="gr9" draw:layer="layout" svg:width="0.3cm" svg:height="0.307cm" svg:x="16.961cm" svg:y="15.105cm" svg:viewBox="0 0 301 308" svg:d="M301 5c0-3-1-5-5-5-1 0-2 0-7 5l-29 32c-4-6-24-37-70-37-95 0-190 94-190 192 0 69 50 116 115 116 36 0 69-18 91-37 40-35 47-73 47-74 0-4-5-4-6-4-2 0-3 0-5 4-3 12-13 42-43 67-29 24-55 31-78 31-37 0-83-23-83-89 0-24 10-92 52-141 25-30 66-52 103-52 43 0 69 33 69 82 0 16-2 18-2 21 0 5 5 5 6 5 6 0 6-1 8-8z">
            <text:p/>
          </draw:path>
        </draw:g>
        <draw:line draw:style-name="gr16" draw:layer="layout" svg:x1="17.472cm" svg:y1="15.748cm" svg:x2="9.83cm" svg:y2="15.748cm">
          <text:p/>
        </draw:line>
        <draw:line draw:style-name="gr16" draw:layer="layout" svg:x1="9.83cm" svg:y1="16.002cm" svg:x2="1.872cm" svg:y2="16.002cm">
          <text:p/>
        </draw:line>
        <draw:line draw:style-name="gr5" draw:layer="layout" svg:x1="9.879cm" svg:y1="19.14cm" svg:x2="17.472cm" svg:y2="19.14cm">
          <text:p/>
        </draw:line>
        <draw:g>
          <svg:title>TexMaths</svg:title>
          <svg:desc>12§latex§$E(IMSI||salt,e_{scnid}),kid$§svg§600§TRUE§</svg:desc>
          <draw:polygon draw:style-name="gr8" draw:layer="layout" svg:width="4.783cm" svg:height="0.421cm" svg:x="11.376cm" svg:y="18.481cm" svg:viewBox="0 0 4784 422" draw:points="2393,422 0,422 0,0 4784,0 4784,422">
            <text:p/>
          </draw:polygon>
          <draw:path draw:style-name="gr9" draw:layer="layout" svg:width="0.306cm" svg:height="0.287cm" svg:x="11.392cm" svg:y="18.511cm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9" draw:layer="layout" svg:width="0.099cm" svg:height="0.421cm" svg:x="11.753cm" svg:y="18.481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9" draw:layer="layout" svg:width="0.196cm" svg:height="0.288cm" svg:x="11.89cm" svg:y="18.5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9" draw:layer="layout" svg:width="0.423cm" svg:height="0.288cm" svg:x="12.112cm" svg:y="18.51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9" draw:layer="layout" svg:width="0.25cm" svg:height="0.307cm" svg:x="12.571cm" svg:y="18.5cm" svg:viewBox="0 0 251 308" svg:d="M251 5c0-3 0-5-4-5-2 0-3 0-8 6l-21 24c-10-19-32-30-60-30-54 0-105 49-105 100 0 34 23 53 44 59l46 12c15 4 39 11 39 46 0 37-34 78-76 78-28 0-75-10-75-62 0-10 3-21 3-23 1-1 1-3 1-3 0-4-4-4-5-4-2 0-4 0-5 1s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9" draw:layer="layout" svg:width="0.196cm" svg:height="0.288cm" svg:x="12.846cm" svg:y="18.5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9" draw:layer="layout" svg:width="0.017cm" svg:height="0.421cm" svg:x="13.1cm" svg:y="18.481cm" svg:viewBox="0 0 18 422" svg:d="M18 16c0-9 0-16-8-16-10 0-10 7-10 16v392c0 7 0 14 10 14 8 0 8-7 8-14z">
            <text:p/>
          </draw:path>
          <draw:path draw:style-name="gr9" draw:layer="layout" svg:width="0.017cm" svg:height="0.421cm" svg:x="13.218cm" svg:y="18.481cm" svg:viewBox="0 0 18 422" svg:d="M18 16c0-9 0-16-8-16-10 0-10 7-10 16v392c0 7 0 14 10 14 8 0 8-7 8-14z">
            <text:p/>
          </draw:path>
          <draw:path draw:style-name="gr9" draw:layer="layout" svg:width="0.155cm" svg:height="0.191cm" svg:x="13.307cm" svg:y="18.61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9" draw:layer="layout" svg:width="0.193cm" svg:height="0.191cm" svg:x="13.5cm" svg:y="18.61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9" draw:layer="layout" svg:width="0.09cm" svg:height="0.298cm" svg:x="13.724cm" svg:y="18.505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9" draw:layer="layout" svg:width="0.13cm" svg:height="0.269cm" svg:x="13.849cm" svg:y="18.534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9" draw:layer="layout" svg:width="0.049cm" svg:height="0.126cm" svg:x="14.028cm" svg:y="18.752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62cm" svg:height="0.191cm" svg:x="14.198cm" svg:y="18.61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9" draw:layer="layout" svg:width="0.118cm" svg:height="0.133cm" svg:x="14.396cm" svg:y="18.73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9" draw:layer="layout" svg:width="0.129cm" svg:height="0.133cm" svg:x="14.553cm" svg:y="18.73cm" svg:viewBox="0 0 130 134" svg:d="M112 17c-11 2-15 11-15 17 0 8 6 10 11 10 7 0 18-3 18-18 0-20-24-26-40-26-44 0-86 41-86 83 0 25 18 51 55 51 51 0 75-30 75-33s-4-5-6-5-3 0-5 2c-23 28-58 28-64 28-20 0-30-15-30-34 0-8 4-40 19-61 11-14 27-23 42-23 4 0 18 0 26 9z">
            <text:p/>
          </draw:path>
          <draw:path draw:style-name="gr9" draw:layer="layout" svg:width="0.18cm" svg:height="0.133cm" svg:x="14.7cm" svg:y="18.73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14.907cm" svg:y="18.664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9" draw:layer="layout" svg:width="0.151cm" svg:height="0.208cm" svg:x="15.031cm" svg:y="18.656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  <draw:path draw:style-name="gr9" draw:layer="layout" svg:width="0.099cm" svg:height="0.421cm" svg:x="15.234cm" svg:y="18.481cm" svg:viewBox="0 0 100 422" svg:d="M100 211c0-32-5-84-29-132-25-51-63-79-66-79-4 0-5 1-5 5 0 1 0 1 8 9 42 42 66 109 66 197 0 73-15 147-68 200-6 5-6 6-6 7 0 3 1 4 5 4 3 0 42-29 67-82 22-46 28-93 28-129z">
            <text:p/>
          </draw:path>
          <draw:path draw:style-name="gr9" draw:layer="layout" svg:width="0.049cm" svg:height="0.126cm" svg:x="15.41cm" svg:y="18.752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91cm" svg:height="0.298cm" svg:x="15.584cm" svg:y="18.505cm" svg:viewBox="0 0 192 299" svg:d="M98 5c0 0 0-5-6-5-9 0-39 4-51 5-4 0-7 0-7 8 0 5 3 5 9 5 21 0 22 2 22 7l-1 9-63 243c-1 6-1 7-1 10 0 9 8 12 12 12 6 0 12-4 14-10 3-4 22-82 24-92 15 1 50 8 50 36 0 3 0 4-2 8-1 6-1 11-1 16 0 25 17 42 39 42 13 0 24-8 33-23 11-18 16-42 16-43 0-4-4-4-5-4-5 0-5 1-6 7-8 31-19 53-37 53-9 0-13-5-13-20 0-8 1-17 2-23 2-7 2-10 2-13 0-28-26-40-63-45 13-8 27-21 37-31 20-23 40-41 60-41 4 0 4 0 5 0 5 1 5 1 8 4 1 0 1 1 1 1-19 1-24 18-24 23 0 7 5 15 17 15 11 0 23-9 23-26 0-12-10-26-29-26-12 0-31 3-61 37-14 15-31 33-48 39z">
            <text:p/>
          </draw:path>
          <draw:path draw:style-name="gr9" draw:layer="layout" svg:width="0.112cm" svg:height="0.283cm" svg:x="15.806cm" svg:y="18.518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9" draw:layer="layout" svg:width="0.201cm" svg:height="0.298cm" svg:x="15.956cm" svg:y="18.505cm" svg:viewBox="0 0 202 299" svg:d="M202 5c0 0 0-5-5-5-7 0-47 4-54 5-4 0-6 2-6 8 0 5 3 5 9 5 21 0 22 2 22 7l-1 9-25 100c-9-17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7 0 3 0 5-2 8z">
            <text:p/>
          </draw:path>
        </draw:g>
        <draw:g>
          <svg:title>TexMaths</svg:title>
          <svg:desc>12§latex§\left\lbrace(scnid,e_{scnid},kid)\right\rbrace,timestamp,MAC§svg§600§FALSE§</svg:desc>
          <draw:polygon draw:style-name="gr14" draw:layer="layout" svg:width="7.319cm" svg:height="0.421cm" svg:x="17.852cm" svg:y="14.886cm" svg:viewBox="0 0 7320 422" draw:points="3660,422 0,422 0,0 7320,0 7320,422">
            <text:p/>
          </draw:polygon>
          <draw:path draw:style-name="gr9" draw:layer="layout" svg:width="0.15cm" svg:height="0.421cm" svg:x="17.882cm" svg:y="14.886cm" svg:viewBox="0 0 151 422" svg:d="M90 56c0-16 11-44 58-46 1-2 3-3 3-5 0-5-3-5-8-5-42 0-82 22-82 53v96c0 16 0 30-17 44-15 12-31 13-40 13-3 1-4 3-4 5 0 5 2 5 7 5 28 2 48 17 53 37 1 5 1 6 1 22v83c0 17 0 32 21 47 16 13 44 17 61 17 5 0 8 0 8-4s-2-4-7-4c-26-3-48-16-53-38-1-3-1-4-1-20v-89c0-19-4-26-17-39-9-9-21-13-33-17 34-10 50-29 50-54z">
            <text:p/>
          </draw:path>
          <draw:path draw:style-name="gr9" draw:layer="layout" svg:width="0.099cm" svg:height="0.421cm" svg:x="18.105cm" svg:y="14.886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9" draw:layer="layout" svg:width="0.155cm" svg:height="0.191cm" svg:x="18.249cm" svg:y="15.015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9" draw:layer="layout" svg:width="0.165cm" svg:height="0.191cm" svg:x="18.442cm" svg:y="15.015cm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
            <text:p/>
          </draw:path>
          <draw:path draw:style-name="gr9" draw:layer="layout" svg:width="0.228cm" svg:height="0.191cm" svg:x="18.619cm" svg:y="15.015cm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
            <text:p/>
          </draw:path>
          <draw:path draw:style-name="gr9" draw:layer="layout" svg:width="0.112cm" svg:height="0.283cm" svg:x="18.872cm" svg:y="14.923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9" draw:layer="layout" svg:width="0.201cm" svg:height="0.298cm" svg:x="19.022cm" svg:y="14.91cm" svg:viewBox="0 0 202 299" svg:d="M202 5c0 0 0-5-5-5-7 0-47 4-54 5-4 0-6 2-6 8 0 5 3 5 9 5 21 0 22 2 22 7l-1 9-25 100c-9-17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7 0 3 0 5-2 8z">
            <text:p/>
          </draw:path>
          <draw:path draw:style-name="gr9" draw:layer="layout" svg:width="0.049cm" svg:height="0.126cm" svg:x="19.261cm" svg:y="15.157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62cm" svg:height="0.191cm" svg:x="19.432cm" svg:y="15.015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9" draw:layer="layout" svg:width="0.118cm" svg:height="0.133cm" svg:x="19.63cm" svg:y="15.135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9" draw:layer="layout" svg:width="0.129cm" svg:height="0.133cm" svg:x="19.786cm" svg:y="15.135cm" svg:viewBox="0 0 130 134" svg:d="M112 17c-11 2-15 11-15 17 0 8 6 10 11 10 7 0 18-3 18-18 0-20-24-26-40-26-44 0-86 41-86 83 0 25 18 51 55 51 51 0 75-30 75-33s-4-5-6-5-3 0-5 2c-23 28-58 28-64 28-20 0-30-15-30-34 0-8 4-40 19-61 11-14 27-23 42-23 4 0 18 0 26 9z">
            <text:p/>
          </draw:path>
          <draw:path draw:style-name="gr9" draw:layer="layout" svg:width="0.18cm" svg:height="0.133cm" svg:x="19.933cm" svg:y="15.135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0.142cm" svg:y="15.069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9" draw:layer="layout" svg:width="0.151cm" svg:height="0.208cm" svg:x="20.265cm" svg:y="15.061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  <draw:path draw:style-name="gr9" draw:layer="layout" svg:width="0.049cm" svg:height="0.126cm" svg:x="20.48cm" svg:y="15.157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91cm" svg:height="0.298cm" svg:x="20.654cm" svg:y="14.91cm" svg:viewBox="0 0 192 299" svg:d="M98 5c0 0 0-5-6-5-9 0-39 4-51 5-4 0-7 0-7 8 0 5 3 5 9 5 21 0 22 2 22 7l-1 9-63 243c-1 6-1 7-1 10 0 9 8 12 12 12 6 0 12-4 14-10 3-4 22-82 24-92 15 1 50 8 50 36 0 3 0 4-2 8-1 6-1 11-1 16 0 25 17 42 39 42 13 0 24-8 33-23 11-18 16-42 16-43 0-4-4-4-5-4-5 0-5 1-6 7-8 31-19 53-37 53-9 0-13-5-13-20 0-8 1-17 2-23 2-7 2-10 2-13 0-28-26-40-63-45 13-8 27-21 37-31 20-23 40-41 60-41 4 0 4 0 5 0 5 1 5 1 8 4 1 0 1 1 1 1-19 1-24 18-24 23 0 7 5 15 17 15 11 0 23-9 23-26 0-12-10-26-29-26-12 0-31 3-61 37-14 15-31 33-48 39z">
            <text:p/>
          </draw:path>
          <draw:path draw:style-name="gr9" draw:layer="layout" svg:width="0.112cm" svg:height="0.283cm" svg:x="20.876cm" svg:y="14.923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9" draw:layer="layout" svg:width="0.201cm" svg:height="0.298cm" svg:x="21.026cm" svg:y="14.91cm" svg:viewBox="0 0 202 299" svg:d="M202 5c0 0 0-5-5-5-7 0-47 4-54 5-4 0-6 2-6 8 0 5 3 5 9 5 21 0 22 2 22 7l-1 9-25 100c-9-17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7 0 3 0 5-2 8z">
            <text:p/>
          </draw:path>
          <draw:path draw:style-name="gr9" draw:layer="layout" svg:width="0.099cm" svg:height="0.421cm" svg:x="21.253cm" svg:y="14.886cm" svg:viewBox="0 0 100 422" svg:d="M100 211c0-32-5-84-29-132-25-51-63-79-66-79-4 0-5 1-5 5 0 1 0 1 8 9 42 42 66 109 66 197 0 73-15 147-68 200-6 5-6 6-6 7 0 3 1 4 5 4 3 0 42-29 67-82 22-46 28-93 28-129z">
            <text:p/>
          </draw:path>
          <draw:path draw:style-name="gr9" draw:layer="layout" svg:width="0.15cm" svg:height="0.421cm" svg:x="21.423cm" svg:y="14.886cm" svg:viewBox="0 0 151 422" svg:d="M61 367c0 17-11 43-57 47-3 0-4 1-4 4 0 4 5 4 8 4 41 0 81-20 82-53v-96c0-16 0-30 17-44 14-12 31-13 41-13 1 0 3-3 3-5 0-4-2-4-7-5-28-1-48-17-53-37-1-5-1-6-1-20v-84c0-18 0-31-20-48-17-12-47-17-62-17-3 0-8 0-8 5 0 3 2 3 7 5 27 1 47 14 53 36 1 4 1 4 1 20v89c0 19 4 26 17 39 10 10 22 13 34 17-35 10-51 30-51 54z">
            <text:p/>
          </draw:path>
          <draw:path draw:style-name="gr9" draw:layer="layout" svg:width="0.049cm" svg:height="0.126cm" svg:x="21.71cm" svg:y="15.157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3cm" svg:height="0.269cm" svg:x="21.871cm" svg:y="14.939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9" draw:layer="layout" svg:width="0.112cm" svg:height="0.283cm" svg:x="22.026cm" svg:y="14.923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9" draw:layer="layout" svg:width="0.346cm" svg:height="0.191cm" svg:x="22.171cm" svg:y="15.015cm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
            <text:p/>
          </draw:path>
          <draw:path draw:style-name="gr9" draw:layer="layout" svg:width="0.162cm" svg:height="0.191cm" svg:x="22.549cm" svg:y="15.015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9" draw:layer="layout" svg:width="0.155cm" svg:height="0.191cm" svg:x="22.747cm" svg:y="15.015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9" draw:layer="layout" svg:width="0.13cm" svg:height="0.269cm" svg:x="22.933cm" svg:y="14.939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9" draw:layer="layout" svg:width="0.193cm" svg:height="0.191cm" svg:x="23.092cm" svg:y="15.015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9" draw:layer="layout" svg:width="0.346cm" svg:height="0.191cm" svg:x="23.311cm" svg:y="15.015cm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
            <text:p/>
          </draw:path>
          <draw:path draw:style-name="gr9" draw:layer="layout" svg:width="0.22cm" svg:height="0.269cm" svg:x="23.655cm" svg:y="15.015cm" svg:viewBox="0 0 221 270" svg:d="M32 239c-3 14-3 18-22 18-5 0-10 0-10 7 0 3 2 6 6 6 11 0 23-3 35-3 14 0 29 3 42 3 2 0 8 0 8-10 0-3-5-3-11-3-21 0-21-4-21-8s18-74 21-85c5 13 17 28 39 28 49 0 102-63 102-125 0-39-24-67-57-67-20 0-40 16-55 31-3-23-23-31-38-31-19 0-28 17-31 24-8 14-14 40-14 41 0 5 5 5 6 5 4 0 4 0 8-10 7-30 15-50 30-50 7 0 13 3 13 19 0 9-1 14-3 21zM107 55c3-12 14-24 23-30 14-13 26-15 33-15 18 0 28 14 28 39s-15 73-22 90c-14 30-35 43-50 43-28 0-34-35-34-37 0-1 0-2 1-7z">
            <text:p/>
          </draw:path>
          <draw:path draw:style-name="gr9" draw:layer="layout" svg:width="0.049cm" svg:height="0.126cm" svg:x="23.917cm" svg:y="15.157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423cm" svg:height="0.288cm" svg:x="24.086cm" svg:y="14.915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9" draw:layer="layout" svg:width="0.289cm" svg:height="0.302cm" svg:x="24.538cm" svg:y="14.9cm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
            <text:p/>
          </draw:path>
          <draw:path draw:style-name="gr9" draw:layer="layout" svg:width="0.3cm" svg:height="0.307cm" svg:x="24.861cm" svg:y="14.905cm" svg:viewBox="0 0 301 308" svg:d="M301 5c0-3-1-5-5-5-1 0-2 0-7 5l-29 32c-4-6-24-37-70-37-95 0-190 94-190 192 0 69 50 116 115 116 36 0 69-18 91-37 40-35 47-73 47-74 0-4-5-4-6-4-2 0-3 0-5 4-3 12-13 42-43 67-29 24-55 31-78 31-37 0-83-23-83-89 0-24 10-92 52-141 25-30 66-52 103-52 43 0 69 33 69 82 0 16-2 18-2 21 0 5 5 5 6 5 6 0 6-1 8-8z">
            <text:p/>
          </draw:path>
        </draw:g>
        <draw:g>
          <svg:title>TexMaths</svg:title>
          <svg:desc>12§latex§\left\lbrace(scnid,e_{scnid},kid)\right\rbrace,timestamp,MAC§svg§600§FALSE§</svg:desc>
          <draw:polygon draw:style-name="gr14" draw:layer="layout" svg:width="7.319cm" svg:height="0.421cm" svg:x="2.252cm" svg:y="15.386cm" svg:viewBox="0 0 7320 422" draw:points="3660,422 0,422 0,0 7320,0 7320,422">
            <text:p/>
          </draw:polygon>
          <draw:path draw:style-name="gr9" draw:layer="layout" svg:width="0.15cm" svg:height="0.421cm" svg:x="2.282cm" svg:y="15.386cm" svg:viewBox="0 0 151 422" svg:d="M90 56c0-16 11-44 58-46 1-2 3-3 3-5 0-5-3-5-8-5-42 0-82 22-82 53v96c0 16 0 30-17 44-15 12-31 13-40 13-3 1-4 3-4 5 0 5 2 5 7 5 28 2 48 17 53 37 1 5 1 6 1 22v83c0 17 0 32 21 47 16 13 44 17 61 17 5 0 8 0 8-4s-2-4-7-4c-26-3-48-16-53-38-1-3-1-4-1-20v-89c0-19-4-26-17-39-9-9-21-13-33-17 34-10 50-29 50-54z">
            <text:p/>
          </draw:path>
          <draw:path draw:style-name="gr9" draw:layer="layout" svg:width="0.099cm" svg:height="0.421cm" svg:x="2.505cm" svg:y="15.386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9" draw:layer="layout" svg:width="0.155cm" svg:height="0.191cm" svg:x="2.649cm" svg:y="15.515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9" draw:layer="layout" svg:width="0.165cm" svg:height="0.191cm" svg:x="2.842cm" svg:y="15.515cm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
            <text:p/>
          </draw:path>
          <draw:path draw:style-name="gr9" draw:layer="layout" svg:width="0.228cm" svg:height="0.191cm" svg:x="3.019cm" svg:y="15.515cm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
            <text:p/>
          </draw:path>
          <draw:path draw:style-name="gr9" draw:layer="layout" svg:width="0.112cm" svg:height="0.283cm" svg:x="3.272cm" svg:y="15.423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9" draw:layer="layout" svg:width="0.201cm" svg:height="0.298cm" svg:x="3.422cm" svg:y="15.41cm" svg:viewBox="0 0 202 299" svg:d="M202 5c0 0 0-5-5-5-7 0-47 4-54 5-4 0-6 2-6 8 0 5 3 5 9 5 21 0 22 2 22 7l-1 9-25 100c-9-17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7 0 3 0 5-2 8z">
            <text:p/>
          </draw:path>
          <draw:path draw:style-name="gr9" draw:layer="layout" svg:width="0.049cm" svg:height="0.126cm" svg:x="3.661cm" svg:y="15.657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62cm" svg:height="0.191cm" svg:x="3.832cm" svg:y="15.515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9" draw:layer="layout" svg:width="0.118cm" svg:height="0.133cm" svg:x="4.03cm" svg:y="15.635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9" draw:layer="layout" svg:width="0.129cm" svg:height="0.133cm" svg:x="4.186cm" svg:y="15.635cm" svg:viewBox="0 0 130 134" svg:d="M112 17c-11 2-15 11-15 17 0 8 6 10 11 10 7 0 18-3 18-18 0-20-24-26-40-26-44 0-86 41-86 83 0 25 18 51 55 51 51 0 75-30 75-33s-4-5-6-5-3 0-5 2c-23 28-58 28-64 28-20 0-30-15-30-34 0-8 4-40 19-61 11-14 27-23 42-23 4 0 18 0 26 9z">
            <text:p/>
          </draw:path>
          <draw:path draw:style-name="gr9" draw:layer="layout" svg:width="0.18cm" svg:height="0.133cm" svg:x="4.333cm" svg:y="15.635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4.542cm" svg:y="15.569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9" draw:layer="layout" svg:width="0.151cm" svg:height="0.208cm" svg:x="4.665cm" svg:y="15.561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  <draw:path draw:style-name="gr9" draw:layer="layout" svg:width="0.049cm" svg:height="0.126cm" svg:x="4.88cm" svg:y="15.657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91cm" svg:height="0.298cm" svg:x="5.054cm" svg:y="15.41cm" svg:viewBox="0 0 192 299" svg:d="M98 5c0 0 0-5-6-5-9 0-39 4-51 5-4 0-7 0-7 8 0 5 3 5 9 5 21 0 22 2 22 7l-1 9-63 243c-1 6-1 7-1 10 0 9 8 12 12 12 6 0 12-4 14-10 3-4 22-82 24-92 15 1 50 8 50 36 0 3 0 4-2 8-1 6-1 11-1 16 0 25 17 42 39 42 13 0 24-8 33-23 11-18 16-42 16-43 0-4-4-4-5-4-5 0-5 1-6 7-8 31-19 53-37 53-9 0-13-5-13-20 0-8 1-17 2-23 2-7 2-10 2-13 0-28-26-40-63-45 13-8 27-21 37-31 20-23 40-41 60-41 4 0 4 0 5 0 5 1 5 1 8 4 1 0 1 1 1 1-19 1-24 18-24 23 0 7 5 15 17 15 11 0 23-9 23-26 0-12-10-26-29-26-12 0-31 3-61 37-14 15-31 33-48 39z">
            <text:p/>
          </draw:path>
          <draw:path draw:style-name="gr9" draw:layer="layout" svg:width="0.112cm" svg:height="0.283cm" svg:x="5.276cm" svg:y="15.423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9" draw:layer="layout" svg:width="0.201cm" svg:height="0.298cm" svg:x="5.426cm" svg:y="15.41cm" svg:viewBox="0 0 202 299" svg:d="M202 5c0 0 0-5-5-5-7 0-47 4-54 5-4 0-6 2-6 8 0 5 3 5 9 5 21 0 22 2 22 7l-1 9-25 100c-9-17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7 0 3 0 5-2 8z">
            <text:p/>
          </draw:path>
          <draw:path draw:style-name="gr9" draw:layer="layout" svg:width="0.099cm" svg:height="0.421cm" svg:x="5.653cm" svg:y="15.386cm" svg:viewBox="0 0 100 422" svg:d="M100 211c0-32-5-84-29-132-25-51-63-79-66-79-4 0-5 1-5 5 0 1 0 1 8 9 42 42 66 109 66 197 0 73-15 147-68 200-6 5-6 6-6 7 0 3 1 4 5 4 3 0 42-29 67-82 22-46 28-93 28-129z">
            <text:p/>
          </draw:path>
          <draw:path draw:style-name="gr9" draw:layer="layout" svg:width="0.15cm" svg:height="0.421cm" svg:x="5.823cm" svg:y="15.386cm" svg:viewBox="0 0 151 422" svg:d="M61 367c0 17-11 43-57 47-3 0-4 1-4 4 0 4 5 4 8 4 41 0 81-20 82-53v-96c0-16 0-30 17-44 14-12 31-13 41-13 1 0 3-3 3-5 0-4-2-4-7-5-28-1-48-17-53-37-1-5-1-6-1-20v-84c0-18 0-31-20-48-17-12-47-17-62-17-3 0-8 0-8 5 0 3 2 3 7 5 27 1 47 14 53 36 1 4 1 4 1 20v89c0 19 4 26 17 39 10 10 22 13 34 17-35 10-51 30-51 54z">
            <text:p/>
          </draw:path>
          <draw:path draw:style-name="gr9" draw:layer="layout" svg:width="0.049cm" svg:height="0.126cm" svg:x="6.11cm" svg:y="15.657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3cm" svg:height="0.269cm" svg:x="6.271cm" svg:y="15.439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9" draw:layer="layout" svg:width="0.112cm" svg:height="0.283cm" svg:x="6.426cm" svg:y="15.423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9" draw:layer="layout" svg:width="0.346cm" svg:height="0.191cm" svg:x="6.571cm" svg:y="15.515cm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
            <text:p/>
          </draw:path>
          <draw:path draw:style-name="gr9" draw:layer="layout" svg:width="0.162cm" svg:height="0.191cm" svg:x="6.949cm" svg:y="15.515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9" draw:layer="layout" svg:width="0.155cm" svg:height="0.191cm" svg:x="7.147cm" svg:y="15.515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9" draw:layer="layout" svg:width="0.13cm" svg:height="0.269cm" svg:x="7.333cm" svg:y="15.439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9" draw:layer="layout" svg:width="0.193cm" svg:height="0.191cm" svg:x="7.492cm" svg:y="15.515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9" draw:layer="layout" svg:width="0.346cm" svg:height="0.191cm" svg:x="7.711cm" svg:y="15.515cm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
            <text:p/>
          </draw:path>
          <draw:path draw:style-name="gr9" draw:layer="layout" svg:width="0.22cm" svg:height="0.269cm" svg:x="8.055cm" svg:y="15.515cm" svg:viewBox="0 0 221 270" svg:d="M32 239c-3 14-3 18-22 18-5 0-10 0-10 7 0 3 2 6 6 6 11 0 23-3 35-3 14 0 29 3 42 3 2 0 8 0 8-10 0-3-5-3-11-3-21 0-21-4-21-8s18-74 21-85c5 13 17 28 39 28 49 0 102-63 102-125 0-39-24-67-57-67-20 0-40 16-55 31-3-23-23-31-38-31-19 0-28 17-31 24-8 14-14 40-14 41 0 5 5 5 6 5 4 0 4 0 8-10 7-30 15-50 30-50 7 0 13 3 13 19 0 9-1 14-3 21zM107 55c3-12 14-24 23-30 14-13 26-15 33-15 18 0 28 14 28 39s-15 73-22 90c-14 30-35 43-50 43-28 0-34-35-34-37 0-1 0-2 1-7z">
            <text:p/>
          </draw:path>
          <draw:path draw:style-name="gr9" draw:layer="layout" svg:width="0.049cm" svg:height="0.126cm" svg:x="8.317cm" svg:y="15.657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423cm" svg:height="0.288cm" svg:x="8.486cm" svg:y="15.415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9" draw:layer="layout" svg:width="0.289cm" svg:height="0.302cm" svg:x="8.938cm" svg:y="15.4cm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
            <text:p/>
          </draw:path>
          <draw:path draw:style-name="gr9" draw:layer="layout" svg:width="0.3cm" svg:height="0.307cm" svg:x="9.261cm" svg:y="15.405cm" svg:viewBox="0 0 301 308" svg:d="M301 5c0-3-1-5-5-5-1 0-2 0-7 5l-29 32c-4-6-24-37-70-37-95 0-190 94-190 192 0 69 50 116 115 116 36 0 69-18 91-37 40-35 47-73 47-74 0-4-5-4-6-4-2 0-3 0-5 4-3 12-13 42-43 67-29 24-55 31-78 31-37 0-83-23-83-89 0-24 10-92 52-141 25-30 66-52 103-52 43 0 69 33 69 82 0 16-2 18-2 21 0 5 5 5 6 5 6 0 6-1 8-8z">
            <text:p/>
          </draw:path>
        </draw:g>
        <draw:line draw:style-name="gr15" draw:layer="layout" svg:x1="6.396cm" svg:y1="17.272cm" svg:x2="26.416cm" svg:y2="17.272cm">
          <text:p/>
        </draw:line>
        <draw:custom-shape draw:style-name="gr12" draw:text-style-name="P1" draw:layer="layout" svg:width="6.096cm" svg:height="1.446cm" svg:x="20.828cm" svg:y="1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generate $(e_{hnid},d_{hnid}),kid$\\
compute $\mathcal{X}_{hnid,hnid}$§svg§600§TRUE§</svg:desc>
          <draw:polygon draw:style-name="gr8" draw:layer="layout" svg:width="5.482cm" svg:height="0.943cm" svg:x="21.101cm" svg:y="1.629cm" svg:viewBox="0 0 5483 944" draw:points="2741,944 0,944 0,0 5483,0 5483,944">
            <text:p/>
          </draw:polygon>
          <draw:path draw:style-name="gr9" draw:layer="layout" svg:width="0.193cm" svg:height="0.278cm" svg:x="21.745cm" svg:y="1.754cm" svg:viewBox="0 0 194 279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29 42 53 94 53 50 0 94-21 94-55 0-14-6-36-27-48-23-12-48-12-73-12-11 0-29 0-33 0-13-2-21-15-21-28zM95 269c-43 0-73-22-73-43 0-20 16-36 34-38h26c37 0 84 0 84 38 0 22-30 43-71 43z">
            <text:p/>
          </draw:path>
          <draw:path draw:style-name="gr9" draw:layer="layout" svg:width="0.163cm" svg:height="0.193cm" svg:x="21.957cm" svg:y="1.75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13cm" svg:height="0.186cm" svg:x="22.145cm" svg:y="1.75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9" draw:layer="layout" svg:width="0.163cm" svg:height="0.193cm" svg:x="22.378cm" svg:y="1.75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42cm" svg:height="0.186cm" svg:x="22.565cm" svg:y="1.759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9" draw:layer="layout" svg:width="0.191cm" svg:height="0.193cm" svg:x="22.737cm" svg:y="1.75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132cm" svg:height="0.264cm" svg:x="22.938cm" svg:y="1.685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63cm" svg:height="0.193cm" svg:x="23.105cm" svg:y="1.75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099cm" svg:height="0.421cm" svg:x="23.464cm" svg:y="1.629cm" svg:viewBox="0 0 100 422" svg:d="M100 419c0-2 0-3-9-10-53-53-66-133-66-198 0-73 16-146 69-199 6-6 6-6 6-7 0-4-3-5-5-5-5 0-43 29-69 83-21 47-26 93-26 128 0 34 5 84 28 132 26 53 62 79 67 79 2 0 5-1 5-3z">
            <text:p/>
          </draw:path>
          <draw:path draw:style-name="gr9" draw:layer="layout" svg:width="0.162cm" svg:height="0.191cm" svg:x="23.605cm" svg:y="1.759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61cm" svg:height="0.208cm" svg:x="23.805cm" svg:y="1.804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9" draw:layer="layout" svg:width="0.18cm" svg:height="0.133cm" svg:x="23.993cm" svg:y="1.878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4.202cm" svg:y="1.81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4.326cm" svg:y="1.80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49cm" svg:height="0.126cm" svg:x="24.54cm" svg:y="1.9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201cm" svg:height="0.298cm" svg:x="24.708cm" svg:y="1.653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8 0 2 0 4-2 7z">
            <text:p/>
          </draw:path>
          <draw:path draw:style-name="gr9" draw:layer="layout" svg:width="0.161cm" svg:height="0.208cm" svg:x="24.934cm" svg:y="1.804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9" draw:layer="layout" svg:width="0.18cm" svg:height="0.133cm" svg:x="25.122cm" svg:y="1.878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5.331cm" svg:y="1.81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5.455cm" svg:y="1.80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25.658cm" svg:y="1.629cm" svg:viewBox="0 0 100 422" svg:d="M100 211c0-32-5-84-29-132-25-51-63-79-66-79-4 0-5 1-5 5 0 1 0 1 8 9 42 42 66 110 66 197 0 73-15 148-68 200-6 5-6 6-6 8s1 3 5 3c3 0 42-29 67-81 22-47 28-94 28-130z">
            <text:p/>
          </draw:path>
          <draw:path draw:style-name="gr9" draw:layer="layout" svg:width="0.049cm" svg:height="0.126cm" svg:x="25.834cm" svg:y="1.9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91cm" svg:height="0.298cm" svg:x="26.008cm" svg:y="1.653cm" svg:viewBox="0 0 192 299" svg:d="M98 5c0 0 0-5-6-5-9 0-39 4-51 5-4 0-7 0-7 8 0 5 3 5 9 5 21 0 22 2 22 7l-1 9-63 243c-1 6-1 7-1 10 0 9 8 12 12 12 6 0 12-4 14-10 3-4 22-81 24-92 15 1 50 8 50 36 0 3 0 4-2 8-1 6-1 11-1 16 0 25 17 42 39 42 13 0 24-8 33-23 11-18 16-42 16-43 0-4-4-4-5-4-5 0-5 1-6 7-8 31-19 53-37 53-9 0-13-5-13-20 0-8 1-17 2-23 2-7 2-10 2-13 0-28-26-40-63-45 13-8 27-21 37-31 20-23 40-41 60-41 4 0 4 0 5 0 5 2 5 2 8 4 1 0 1 1 1 1-19 1-24 18-24 23 0 7 5 16 17 16 11 0 23-10 23-27 0-12-10-26-29-26-12 0-31 3-61 37-14 16-31 34-48 40z">
            <text:p/>
          </draw:path>
          <draw:path draw:style-name="gr9" draw:layer="layout" svg:width="0.112cm" svg:height="0.283cm" svg:x="26.23cm" svg:y="1.666cm" svg:viewBox="0 0 113 284" svg:d="M109 16c0-9-6-16-17-16-10 0-22 11-22 23 0 7 6 14 16 14s23-9 23-21zM77 174c5-12 5-13 8-24 4-8 6-14 6-23 0-19-13-35-35-35-40 0-56 62-56 66s5 4 5 4c5 0 5-1 7-7 12-40 29-53 43-53 4 0 11 0 11 13 0 10-4 18-5 23-3 11-23 60-30 78-3 11-9 25-9 33 0 21 14 35 34 35 41 0 57-61 57-64 0-5-4-5-5-5-5 0-5 1-7 8-7 26-22 52-43 52-8 0-11-4-11-14s3-16 13-43z">
            <text:p/>
          </draw:path>
          <draw:path draw:style-name="gr9" draw:layer="layout" svg:width="0.201cm" svg:height="0.298cm" svg:x="26.38cm" svg:y="1.653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8 0 2 0 4-2 7z">
            <text:p/>
          </draw:path>
          <draw:path draw:style-name="gr9" draw:layer="layout" svg:width="0.161cm" svg:height="0.193cm" svg:x="21.115cm" svg:y="2.262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9" draw:layer="layout" svg:width="0.187cm" svg:height="0.193cm" svg:x="21.3cm" svg:y="2.262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329cm" svg:height="0.186cm" svg:x="21.513cm" svg:y="2.265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9" draw:layer="layout" svg:width="0.208cm" svg:height="0.269cm" svg:x="21.863cm" svg:y="2.265cm" svg:viewBox="0 0 209 270" svg:d="M61 28v-28l-61 5v13c30 0 34 2 34 20v199c0 20-5 20-34 20v13c14-1 36-3 48-3 11 0 32 2 48 3v-13c-29 0-34 0-34-20v-71-4c3 7 21 30 52 30 52 0 95-42 95-96s-41-96-89-96c-32 0-50 19-59 28zM62 139v-95c12-21 34-33 56-33 30 0 56 37 56 85 0 52-30 86-61 86-17 0-34-8-45-25-6-9-6-9-6-18z">
            <text:p/>
          </draw:path>
          <draw:path draw:style-name="gr9" draw:layer="layout" svg:width="0.213cm" svg:height="0.191cm" svg:x="22.098cm" svg:y="2.265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9" draw:layer="layout" svg:width="0.132cm" svg:height="0.264cm" svg:x="22.327cm" svg:y="2.192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63cm" svg:height="0.193cm" svg:x="22.495cm" svg:y="2.26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319cm" svg:height="0.288cm" svg:x="22.833cm" svg:y="2.163cm" svg:viewBox="0 0 320 289" svg:d="M181 56c-2-32-7-56-37-56-40 0-67 29-67 41 0 2 2 2 5 2 4 0 22-5 30-19l1-1c24 0 29 13 33 57l6 63c-15 8-73 42-103 63-48 34-49 47-49 59 0 14 7 24 20 24 14 0 33-14 33-20 0-3-1-3-4-3-3-1-13-2-13-19 0-11 0-17 44-47 27-16 51-30 74-44 0 1 6 65 7 72 3 33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9" draw:layer="layout" svg:width="0.161cm" svg:height="0.208cm" svg:x="23.135cm" svg:y="2.309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9" draw:layer="layout" svg:width="0.18cm" svg:height="0.133cm" svg:x="23.323cm" svg:y="2.38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3.532cm" svg:y="2.31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3.656cm" svg:y="2.30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37cm" svg:height="0.091cm" svg:x="23.847cm" svg:y="2.481cm" svg:viewBox="0 0 38 92" svg:d="M30 30c0 16-2 35-24 54-1 1-1 2-1 4s2 4 3 4c5 0 30-24 30-60 0-18-7-32-21-32-10 0-17 7-17 17 0 9 7 18 18 18 7 0 12-5 12-5z">
            <text:p/>
          </draw:path>
          <draw:path draw:style-name="gr9" draw:layer="layout" svg:width="0.161cm" svg:height="0.208cm" svg:x="23.936cm" svg:y="2.309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9" draw:layer="layout" svg:width="0.18cm" svg:height="0.133cm" svg:x="24.125cm" svg:y="2.38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4.333cm" svg:y="2.31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4.456cm" svg:y="2.30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</draw:g>
        <draw:line draw:style-name="gr13" draw:layer="layout" svg:x1="25.407cm" svg:y1="3.334cm" svg:x2="1.778cm" svg:y2="3.302cm">
          <text:p/>
        </draw:line>
        <draw:custom-shape draw:style-name="gr17" draw:text-style-name="P2" draw:layer="layout" svg:width="12.7cm" svg:height="1.27cm" svg:x="7.881cm" svg:y="2.688cm">
          <text:p text:style-name="P1"><text:span text:style-name="T1">Integrity protected provisioning of HN’s self signed </text:span></text:p>
          <text:p text:style-name="P1"><text:span text:style-name="T1">certificate to UE</text:span></text:p>
          <draw:enhanced-geometry svg:viewBox="0 0 21600 21600" draw:type="rectangle" draw:enhanced-path="M 0 0 L 21600 0 21600 21600 0 21600 0 0 Z N"/>
        </draw:custom-shape>
        <draw:line draw:style-name="gr13" draw:layer="layout" svg:x1="25.4cm" svg:y1="7.72cm" svg:x2="17.526cm" svg:y2="7.72cm">
          <text:p/>
        </draw:line>
        <draw:g>
          <svg:title>TexMaths</svg:title>
          <svg:desc>12§latex§\mathcal{S}_{hnid}(snid,e_{snid},kid)§svg§600§FALSE§</svg:desc>
          <draw:polygon draw:style-name="gr14" draw:layer="layout" svg:width="3.953cm" svg:height="0.421cm" svg:x="19.704cm" svg:y="7.152cm" svg:viewBox="0 0 3954 422" draw:points="1976,422 0,422 0,0 3954,0 3954,422">
            <text:p/>
          </draw:polygon>
          <draw:path draw:style-name="gr9" draw:layer="layout" svg:width="0.187cm" svg:height="0.307cm" svg:x="19.728cm" svg:y="7.171cm" svg:viewBox="0 0 188 308" svg:d="M125 134l-55-13c-27-6-42-29-42-54 0-30 22-55 55-55 71 0 80 70 83 89 1 2 1 5 6 5 4 0 4-3 4-11v-85c0-8 0-10-4-10-3 0-4 0-6 6l-15 24c-13-13-31-30-68-30-47 0-83 37-83 82 0 35 23 65 55 77 5 2 27 8 57 15 12 2 24 6 36 21 9 11 13 24 13 39 0 30-22 61-57 61-13 0-44-2-67-23-25-24-26-50-26-66-1-3-4-3-5-3-6 0-6 2-6 9v85c0 8 0 11 5 11 2 0 3-1 6-6 0 0 1-1 15-24 14 15 41 30 78 30 50 0 84-42 84-89 0-42-28-76-63-85z">
            <text:p/>
          </draw:path>
          <draw:path draw:style-name="gr9" draw:layer="layout" svg:width="0.161cm" svg:height="0.208cm" svg:x="19.961cm" svg:y="7.327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2-49 24z">
            <text:p/>
          </draw:path>
          <draw:path draw:style-name="gr9" draw:layer="layout" svg:width="0.18cm" svg:height="0.133cm" svg:x="20.149cm" svg:y="7.401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0.358cm" svg:y="7.33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9" draw:layer="layout" svg:width="0.151cm" svg:height="0.208cm" svg:x="20.482cm" svg:y="7.327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  <draw:path draw:style-name="gr9" draw:layer="layout" svg:width="0.099cm" svg:height="0.421cm" svg:x="20.702cm" svg:y="7.152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9" draw:layer="layout" svg:width="0.155cm" svg:height="0.191cm" svg:x="20.846cm" svg:y="7.281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9" draw:layer="layout" svg:width="0.228cm" svg:height="0.191cm" svg:x="21.034cm" svg:y="7.281cm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
            <text:p/>
          </draw:path>
          <draw:path draw:style-name="gr9" draw:layer="layout" svg:width="0.112cm" svg:height="0.283cm" svg:x="21.287cm" svg:y="7.189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9" draw:layer="layout" svg:width="0.201cm" svg:height="0.298cm" svg:x="21.437cm" svg:y="7.176cm" svg:viewBox="0 0 202 299" svg:d="M202 5c0 0 0-5-5-5-7 0-47 4-54 5-4 0-6 2-6 8 0 5 3 5 9 5 21 0 22 2 22 7l-1 9-25 100c-9-17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7 0 3 0 5-2 8z">
            <text:p/>
          </draw:path>
          <draw:path draw:style-name="gr9" draw:layer="layout" svg:width="0.049cm" svg:height="0.126cm" svg:x="21.676cm" svg:y="7.423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62cm" svg:height="0.191cm" svg:x="21.847cm" svg:y="7.281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9" draw:layer="layout" svg:width="0.118cm" svg:height="0.133cm" svg:x="22.045cm" svg:y="7.401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9" draw:layer="layout" svg:width="0.18cm" svg:height="0.133cm" svg:x="22.196cm" svg:y="7.401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2.405cm" svg:y="7.33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9" draw:layer="layout" svg:width="0.151cm" svg:height="0.208cm" svg:x="22.529cm" svg:y="7.327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  <draw:path draw:style-name="gr9" draw:layer="layout" svg:width="0.049cm" svg:height="0.126cm" svg:x="22.744cm" svg:y="7.423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91cm" svg:height="0.298cm" svg:x="22.918cm" svg:y="7.176cm" svg:viewBox="0 0 192 299" svg:d="M98 5c0 0 0-5-6-5-9 0-39 4-51 5-4 0-7 0-7 8 0 5 3 5 9 5 21 0 22 2 22 7l-1 9-63 243c-1 6-1 7-1 10 0 9 8 12 12 12 6 0 12-4 14-10 3-4 22-82 24-92 15 1 50 8 50 36 0 3 0 4-2 8-1 6-1 11-1 16 0 25 17 42 39 42 13 0 24-8 33-23 11-18 16-42 16-43 0-4-4-4-5-4-5 0-5 1-6 7-8 31-19 53-37 53-9 0-13-5-13-20 0-8 1-17 2-23 2-7 2-10 2-13 0-28-26-40-63-45 13-8 27-21 37-31 20-23 40-41 60-41 4 0 4 0 5 0 5 1 5 1 8 4 1 0 1 1 1 1-19 1-24 18-24 23 0 7 5 15 17 15 11 0 23-9 23-26 0-12-10-26-29-26-12 0-31 3-61 37-14 15-31 33-48 39z">
            <text:p/>
          </draw:path>
          <draw:path draw:style-name="gr9" draw:layer="layout" svg:width="0.112cm" svg:height="0.283cm" svg:x="23.14cm" svg:y="7.189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9" draw:layer="layout" svg:width="0.201cm" svg:height="0.298cm" svg:x="23.29cm" svg:y="7.176cm" svg:viewBox="0 0 202 299" svg:d="M202 5c0 0 0-5-5-5-7 0-47 4-54 5-4 0-6 2-6 8 0 5 3 5 9 5 21 0 22 2 22 7l-1 9-25 100c-9-17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7 0 3 0 5-2 8z">
            <text:p/>
          </draw:path>
          <draw:path draw:style-name="gr9" draw:layer="layout" svg:width="0.099cm" svg:height="0.421cm" svg:x="23.516cm" svg:y="7.152cm" svg:viewBox="0 0 100 422" svg:d="M100 211c0-32-5-84-29-132-25-51-63-79-66-79-4 0-5 1-5 5 0 1 0 1 8 9 42 42 66 109 66 197 0 73-15 147-68 200-6 5-6 6-6 7 0 3 1 4 5 4 3 0 42-29 67-82 22-46 28-93 28-129z">
            <text:p/>
          </draw:path>
        </draw:g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21:21:17.095432470</meta:creation-date>
    <dc:date>2017-01-31T16:35:08.567652477</dc:date>
    <meta:editing-duration>PT14H5M50S</meta:editing-duration>
    <meta:editing-cycles>38</meta:editing-cycles>
    <meta:generator>LibreOffice/4.2.8.2$Linux_X86_64 LibreOffice_project/420m0$Build-2</meta:generator>
    <dc:creator>Khan A</dc:creator>
    <meta:printed-by>Khan A</meta:printed-by>
    <meta:print-date>2017-01-31T15:30:33.652285154</meta:print-date>
    <meta:document-statistic meta:object-count="567"/>
  </office:meta>
</office:document-meta>
</file>